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left="0cm" fo:margin-right="0cm" fo:margin-top="0cm" fo:margin-bottom="0cm" style:contextual-spacing="false" fo:text-indent="1.249cm" style:auto-text-indent="false"/>
    </style:style>
    <style:style style:name="P3" style:family="paragraph" style:parent-style-name="Standard">
      <style:paragraph-properties fo:margin-left="1.249cm" fo:margin-right="0cm" fo:margin-top="0cm" fo:margin-bottom="0cm" style:contextual-spacing="false" fo:text-indent="1.249cm" style:auto-text-indent="false"/>
    </style:style>
    <style:style style:name="P4" style:family="paragraph" style:parent-style-name="Standard">
      <style:paragraph-properties fo:margin-left="0cm" fo:margin-right="0cm" fo:margin-top="0cm" fo:margin-bottom="0cm" style:contextual-spacing="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style>
    <style:style style:name="P6" style:family="paragraph" style:parent-style-name="Standard">
      <style:paragraph-properties fo:margin-top="0cm" fo:margin-bottom="0cm" style:contextual-spacing="false"/>
      <style:text-properties style:font-name="Calibri" fo:font-size="10pt" fo:font-weight="normal" style:font-name-asian="Calibri1" style:font-size-asian="10pt" style:font-weight-asian="normal" style:font-name-complex="Calibri1" style:font-size-complex="10pt" style:font-weight-complex="normal"/>
    </style:style>
    <style:style style:name="P7" style:family="paragraph" style:parent-style-name="Standard">
      <style:paragraph-properties fo:margin-left="0cm" fo:margin-right="0cm" fo:margin-top="0cm" fo:margin-bottom="0cm" style:contextual-spacing="false" fo:text-indent="0cm" style:auto-text-indent="false"/>
      <style:text-properties style:font-name="Calibri" fo:font-size="10pt" fo:font-weight="normal" style:font-name-asian="Calibri1" style:font-size-asian="10pt" style:font-weight-asian="normal" style:font-name-complex="Calibri1" style:font-size-complex="10pt" style:font-weight-complex="normal"/>
    </style:style>
    <style:style style:name="P8" style:family="paragraph" style:parent-style-name="Standard">
      <style:paragraph-properties fo:margin-top="0cm" fo:margin-bottom="0cm" style:contextual-spacing="false"/>
      <style:text-properties fo:font-size="10pt" fo:font-weight="normal" style:font-size-asian="10pt" style:font-weight-asian="normal" style:font-size-complex="10pt" style:font-weight-complex="normal"/>
    </style:style>
    <style:style style:name="T1" style:family="text">
      <style:text-properties style:font-name="Calibri" fo:font-size="10pt" fo:font-weight="bold" style:font-name-asian="Calibri1" style:font-size-asian="10pt" style:font-weight-asian="bold" style:font-name-complex="Calibri1" style:font-size-complex="10pt" style:font-weight-complex="bold"/>
    </style:style>
    <style:style style:name="T2" style:family="text">
      <style:text-properties style:font-name="Calibri" fo:font-size="10pt" fo:font-weight="normal" style:font-name-asian="Calibri1" style:font-size-asian="10pt" style:font-weight-asian="normal" style:font-name-complex="Calibri1" style:font-size-complex="10pt" style:font-weight-complex="normal"/>
    </style:style>
    <style:style style:name="T3" style:family="text">
      <style:text-properties style:font-name="Calibri" fo:font-size="10pt" fo:language="ru" fo:country="RU" style:font-name-asian="Calibri1" style:font-size-asian="10pt" style:font-name-complex="Calibri1" style:font-size-complex="10pt"/>
    </style:style>
    <style:style style:name="T4" style:family="text">
      <style:text-properties style:font-name="Calibri" fo:font-size="9pt" fo:font-weight="bold" style:font-name-asian="Calibri1" style:font-size-asian="9pt" style:font-weight-asian="bold" style:font-name-complex="Calibri1" style:font-size-complex="9pt" style:font-weight-complex="bold"/>
    </style:style>
    <style:style style:name="T5" style:family="text">
      <style:text-properties fo:font-variant="normal" fo:text-transform="none" fo:color="#000000" loext:opacity="100%" style:font-name="Calibri" fo:font-size="10pt" fo:language="ru" fo:country="RU" fo:font-style="normal" fo:font-weight="bold" style:font-name-asian="Calibri1" style:font-size-asian="10pt" style:font-style-asian="normal" style:font-weight-asian="bold" style:font-name-complex="Calibri1" style:font-size-complex="10pt" style:font-style-complex="normal" style:font-weight-complex="bold"/>
    </style:style>
    <style:style style:name="T6" style:family="text">
      <style:text-properties fo:font-variant="normal" fo:text-transform="none" fo:color="#000000" loext:opacity="100%" style:font-name="Calibri" fo:font-size="10pt" fo:language="ru" fo:country="RU" fo:font-style="normal" fo:font-weight="normal" style:font-name-asian="Calibri1" style:font-size-asian="10pt" style:font-style-asian="normal" style:font-weight-asian="normal" style:font-name-complex="Calibri1" style:font-size-complex="10pt" style:font-style-complex="normal" style:font-weight-complex="normal"/>
    </style:style>
    <style:style style:name="T7" style:family="text">
      <style:text-properties fo:font-size="10pt" fo:font-weight="normal"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Язык программирования СИ. История.</text:span></text:p>
      <text:p text:style-name="P1"><text:span text:style-name="T2">Изначально язык программирования СИ разрабатывался в Bell Labs в 1969 - 1973 годах. Брайаном Керниганом и Деннисом Ритчи, которые изначально разрабатывали его для того, чтобы запустить свою любимую игру с персональных компьютеров, а не с главного сервера, как это делали до этого. Первый неформальным стандартом языка послужило книга Кернигана и Ритчи "язык программирования Си", выпущенная в 1978г. Среди программистов она чаще упоминается как "K&amp;R". Язык по мере того, как язык Си развивался, он сначала стандартизировался (стандарт C89, ANSI C) американским национальном институтом стандартизации в 1989г., а затем и международным комитетом стандартизации ISO в 1990г. (стандарт С90). Далее следовал стандарт 99г (С99), в котором были добавлен новый функционал, например, массивы переменный длины и новые типы данных. Далее, из-за того, что в СИ отсутствовала поддержка ООП, а на мировую арену начал выходить C++, Java, Python, ажиотаж вокруг СИ спадал, и язык стал развиваться намного медленнее. Лишь в 11 году вышел новый стандарт C11, в котором была добавлена поддержка потоков и атомарных типов, а еще через 7 лет вышел стандарт C18, в котором были лишь исправления ошибок C11. Считается, что если писать программу на Си под стандарты C89, C90, то такая программа запустится гарантированно почти на любом компьютере. Си разрабатывался как системный язык, очень близкий к ассемблеру, но позволяющий исключить большинство затруднений при работе с ним, с простым компилятором, который легко писать. Отсюда вытекает свойство этого языка: переносимость под разные арзитектуры и быстродействие. Области применения Си: 1) разработка ОС 2)Создание интерпретаторов и компиляторов 3) Создание быстродействующих приложений, требующих большой производительности. Основные характеристики языка Си: 1) Язык Си - компилируемый 2) Статическая типизация 3) Отсутствие сборщика мусора, программист сам должен освобождать ненужную ему память 4) Наличие указателей как инструмента работы с памятью 5) Очень простой синтаксис, небольшое кол-во ключевых слов 6) Язык си основан на принципе процедурного программирования</text:span></text:p>
      <text:p text:style-name="P1"><text:span text:style-name="T1">2. Сравнить си и Python</text:span></text:p>
      <text:p text:style-name="P1"><text:span text:style-name="T2">Самое очевидное отличие этих языков заключается в том, что Python - интерпретируемый язык, а Си - компилируемый. Код компилируемых языков программирования сначала анализируется компилятором полностью, и при отсутствии ошибок, переводится в машинный код, а лишь затем исполняется. Интерпретатор же работает несколько по-другому: текст предварительно не анализируется, а выполняется покомандно, т.е. считывается очередная команда, при отсутствии ошибок переводится в машинный код, и, сразу же, исполняется. Исходя из этого, вытекает тот факт, что Python - более переносимый, но код программ на этом языке работает медленнее. Так же отсюда вытекает и еще одно отличие Си от Python: в Си - статически типизированный язык, а Python - динамически типизированный. Поэтому код на Си помимо того, что исполняется быстрее, так же еще может и оптимизироваться компилятором, что сказывается на быстродействии. Еще одно важное отличие Cи от Python - это в управлении более не используемой памятью. За очистку этой памяти в Python используется сборщик мусора, в то время как в Cи программист сам должен позаботиться о том, чтобы освободить более не используемую память, что сложнее, но позволяет писать при должном умении более оптимизированный код. Подводя итог, можно сказать, что Python более легок в освоении, программы на нем легче и быстрее писать, но Си позволяет создать намного более быстро действенный и оптимизированный код, почти ни в чем не ограничивая программиста.</text:span></text:p>
      <text:p text:style-name="P1"><text:span text:style-name="T1">3. Синтаксис и семантика</text:span></text:p>
      <text:p text:style-name="P1"><text:span text:style-name="T2">В любом языке существуют 3 неотъемлемые части, из которого он состоит. Это алфавит, синтаксис и семантика. Алфавит - это набор всевозможных символов, с помощью которых можно писать код программы. Алфавит языка си состоит из </text:span><text:soft-page-break/><text:span text:style-name="T2">латинских букв верхнего и нижнего регистров, 29 специальных <text:s/>символов ( '(', ')', '-', '_' и т.д.), цифр (от 0 до 9), а так же пробельных символов. Из букв алфавита составляются лексемы, которые в свою очередь составляются в команды. Лексема - это минимальная смысловая единица в языке. К лексемам в языке Си относятся идентификаторы, пунктуаторы, константы (числовые и строковые), а так же ключевые слова. Теперь о каждом из пунктов по-подробнее. Идентификатор - это имя для определенной сущности в программе, по которому к ней можно обращаться. Идентификатор может состоять из латинских букв (регистр важен), цифр, а так же нижнего подчеркивания '_'. При это имя идентификатора не может начинаться с цифры. То есть след идентфи. явялются допустимыми: abc, _abc, ABC, A_B_с, abc10, ab10c, ... . А эти - недопустимыми: 10abc, ab-c, ... . Так же существует такое понятие, как предопределенный идентификатор. Это такой идентификатор, который запрещено использовать, так как он уже используется в стандартной библиотеке. К таким идентификаторам относится, например, stdin, NULL, EOF. Ключевое слово - это идентификатор, который нельзя использовать, потому что он предопределен языком программирования, его правилами, и имеет решающее значение в выполнении программы. Примером ключевых слов в языке Си могут служить: int, double, float, for, while, if, return, struct, typedef и т.д. Так же существует такое понятие, как зарезервированное слово - это идентификатор, который запрещено использовать в качестве идентификатора, потому что он уже определен в самом языке программирования. Ключевые слова как раз относятся к зарезервированным словам. Константы - это величины, которые не изменяются с ходом выполнения программы. Константы в Си бывают 4-х видов: целочисленные( 5, -20 и т.д.), вещественные (25.5, 1e-8 и т.д.), символьные ('A', '-' и т.д.), и строковые ("Some str!\n" и т.д.), которые так же именуются строковыми литералами. К пунктуаторам относятся символы, которые имеют независимое синтаксическое и семантическое значение, которые в конкретной ситуации управляют логикой программы и делают определенные операции. Примеры пунктуаторов в Си ('+', '=', '&lt;=', ';', '{' и т.д.). Синтаксис - это набор правил, который определяет различный вариации комбинаций алфавита языка, которые можно считать правильно написанной программой или ее частью.</text:span></text:p>
      <text:p text:style-name="P1"><text:span text:style-name="T2">Существуют определенные способы описания синтаксиса программ: формы Бэкуса-Наура, диаграмма Вирта, формальные грамматики.</text:span></text:p>
      <text:p text:style-name="P1"><text:span text:style-name="T2">Семантика - это набор правил, которые придают смысл синтаксису. То есть определяет оперции, которые будет выполнять машина, в соответствии с тем, что было написано в исходной программе.</text:span></text:p>
      <text:p text:style-name="P1"><text:span text:style-name="T1">4. Переменная и простейшие операции.</text:span></text:p>
      <text:p text:style-name="P1"><text:span text:style-name="T2">Переменная - это абстракция над адресом в памяти компьютера, именованное место в памяти, которому присущи 4 составляющие: идентификатор, адрес, тип и значение. С помощью идентификатора можно обращаться <text:s/>к переменной в программе. Адрес - это то место в памяти компьютера, где хранится значение переменной. Значение - это та величина, которая хранится по адресу. Тип помогает строго определить значения, которые могут приниматься переменной, а так же операции, которые могут над ней производиться. Перед тем, как использовать переменную в программе, ее нужно объявить. Объявление - это процесс, в котором мы определяем идентификатор и тип переменной. Вот допустимые объявления: int a; float b; char c; Здесь объявляется целочисленная переменная a, вещественная b и символьная c. Так же при объявлении переменных одного типа их имена можно перечислять через запятую: int a, b; Объявление целочисленных переменных a и b; По умолчанию переменные в Cи специализируются мусорными значениями, которые хранились в данный момент в той памяти, которая выделилась под эту переменную. Так же, при объявлении, переменным можно сразу же присвоить значения, которые будут в них храниться: int a = 7; Объявление целочисленной переменной a, и запись по ее адресу числа 7. Операции - это выражения, направленные на вычисление какого-то значения. </text:span><text:soft-page-break/><text:span text:style-name="T2">Простейшими операциями в Си являются операции (+, -, *, /, %). Пример операции +: int a = 5; int b = 6; int c = a + b; //теперь в c хранится 11. Побочный эффект - это явление, когда при выполнении операции вычисляется не только значение, но и меняется внешняя среда (переменные, файл и т.п.). Простейший пример операции с побочным эффектом - это операция присваивания '=', используемая для присвоения значения переменной. Она, к слову, является правоассоциативной, то есть выполняется справа налево. Рассмотрим присваивание переменной а <text:s/>значения переменной b: a =b;. Здесь сначала вычисляется значение переменной b, потом присваивается это значение переменной а, затем в качестве результата операции возвращается присвоенное значение, то есть значение переменной b. Если продолжить тему о присваивании, то существует и составное присваивание a = b = c;, Которое можно читать как a = (b = c). Так же, из-за того, что очень часто в простых операциях используется сама переменная, в которую производится запись этой операции, ввели сокращенные записи этих операций (+=, -=, *=, /=, %=). Пример: a *= b; это означает, что a умножается на b, и результат записывается в переменную a, то есть эта запись эквивалентна a = a * b; Остальные сокращенные операции работают аналогичным образом.</text:span></text:p>
      <text:p text:style-name="Standard"><text:span text:style-name="T5">5. printf</text:span></text:p>
      <text:p text:style-name="Standard"><text:span text:style-name="T6">Для того что бы отобразить содержимое строки форматирования, нам потребуется функция принтф. Эта функция принимает в аргумент саму строку форматирования и переменные.</text:span></text:p>
      <text:p text:style-name="Standard"><text:span text:style-name="T6">Для того что бы вывести не только текст, но и нужные нам значения, которые хранятся в переменных внутри программы, в функционале си есть “спецификаторы”. Они начинаются с символа “%”, после него идет символ (d/f/s/ и т.д.) который означает тип данных (способ конвертации), который мы хотим вывести. В самой строке форматирования спецификатор ставится на то место, где нам нужно будет вывести само значение.</text:span></text:p>
      <text:p text:style-name="Standard"><text:span text:style-name="T6">Int i = 9;</text:span></text:p>
      <text:p text:style-name="Standard"><text:span text:style-name="T6">printf(“ну кто ставит экзамен в %d утра”, i);</text:span></text:p>
      <text:p text:style-name="Standard"><text:span text:style-name="T6">Обычно ошибочные случаи возникают либо при несовпадении количества спецификаторов и переменных, либо при неправильном выборе типа спецификатора.</text:span></text:p>
      <text:p text:style-name="Standard"><text:span text:style-name="T6">Int i = 2;</text:span></text:p>
      <text:p text:style-name="Standard"><text:span text:style-name="T6">Int j = 0;</text:span></text:p>
      <text:p text:style-name="Standard"><text:span text:style-name="T6">printf(“а мне еще %d акка геншина фармить...”, i, j);</text:span></text:p>
      <text:p text:style-name="Standard"><text:span text:style-name="T6">Так же в строке форматирование можно использовать escape-символы. Например</text:span></text:p>
      <text:p text:style-name="Standard"><text:span text:style-name="T6">printf(“Hello\n”); выведет в консоль само слово и переведет каретку на следующую строку. “”” Hello “”</text:span></text:p>
      <text:p text:style-name="P6"/>
      <text:p text:style-name="P1"><text:span text:style-name="T1">6. scanf</text:span></text:p>
      <text:p text:style-name="P1"><text:span text:style-name="T2">Функция scanf стандартной библиотеки "stdio.h" служит для того, чтобы получать данные, вводимые в консоль от пользователя. Ее работа, аналогично функции printf, основана строке форматирования. То есть в ней так же могут присутствовать различные символы, спецификаторы, а также escape-символы. Но, чаще всего (да и надежнее) использовать только спецификаторе в форматной строке. Так как эта функция записывает значение, введенное пользователем по адресу переменной, то при передаче переменных под конкретный спецификатор, необходимо, в отличие от printf, передавать адрес переменной, в которую мы </text:span><text:soft-page-break/><text:span text:style-name="T2">хотим записать значение. Это делается с помощью символа "&amp;". Пример использования: int a; float b; scanf("%d%f", &amp;a, &amp;b); В данном фрагменте в переменные a (целочисленный тип) и b (вещественный тип) записываются значения, которые введутся с консоли. Считывание значений этой функцией происходит следующим образом (если в форматной строке не указано ничего, кроме спецификаторов): строка, которую ввел пользователь в консоль (завершив ввод enter-ом), анализируется слева направо. В ней пропускаются пробельные символы, и считывает значение, прекращая считывание на символе, который не относится к текущей вводимой величине. Если введеное значение соответствует спецификатору, то функция продолжает свою работу, если не соответствует или по форматной строке закончились спецификаторы, то прекращает свое выполнение, возвращая в качестве результата работы кол-во считанных переменных. Помимо стандартных аналогичных ошибок, вызванных с работой printf (неправильный спецификатор, несоответствие кол-ва переменных и спецификаторов), большинство ошибок, связанных с работой с этой функцией вызвано тем, что начинающие программисты путают ее с printf, забывая к переменным дописывать знак "&amp;": int a; scanf("%d", a);</text:span></text:p>
      <text:p text:style-name="Standard"><text:span text:style-name="T5">7. Операции и выражения</text:span></text:p>
      <text:p text:style-name="Standard"><text:span text:style-name="T6">Для того что бы совершать определенные действия (сложение etc.) с данными (операндами) в программировании есть специальные конструкции - “операции”.</text:span></text:p>
      <text:p text:style-name="Standard"><text:span text:style-name="T6">Операции делятся по способу записи: постфиксные i++ инфиксные a + b префиксные --j</text:span></text:p>
      <text:p text:style-name="Standard"><text:span text:style-name="T6">И по количеству операндов: унарные &amp;maow бинарные po + op тернарные m &gt; n ? m : n У некоторых операций есть “побочный эффект”, при выполнении которых происходит не только вычисление значений, но и изменение объектов или файлов (присваивание, инкремент/декремент, вывод). При операции присваивания k = m значением выражения будет m, но в качестве побочного эффекта значение m будет присвоено k.</text:span></text:p>
      <text:p text:style-name="Standard"><text:span text:style-name="T6">У каждой операции есть свой “приоритет”, поэтому очередность выполнения будет зависеть либо от внутреннего приоритета, либо от нашей корректировки с помощью круглых скобок “()”. Так же у операций есть “ассоциативность”, которая позволяет восстановить порядок выполнения операций при отсутствии четкого указания на очередность. (бывает правоссоциативные и левоассоциативные операторы)</text:span></text:p>
      <text:p text:style-name="Standard"><text:span text:style-name="T6">Для того что бы описать действия с данными мы используем “выражения”, они состоят из переменных, знаков операций, констант и скобок.</text:span></text:p>
      <text:p text:style-name="Standard"><text:span text:style-name="T5">8. Операции присваивания, побочный эффект</text:span></text:p>
      <text:p text:style-name="Standard"><text:span text:style-name="T6">Для того что бы сохранить результат вычислений существует специальная операция присваивания. a = b</text:span></text:p>
      <text:p text:style-name="Standard"><text:span text:style-name="T6">Алгоритм работы - вычислить а, вычислить b, присвоить a = b, вернуть b как результат.</text:span></text:p>
      <text:p text:style-name="Standard"><text:span text:style-name="T6">При попытке присвоить разные типы данных друг к другу произойдет неявное преобразование:</text:span></text:p>
      <text:p text:style-name="Standard"><text:span text:style-name="T6">Int k; float f = 3.14;</text:span></text:p>
      <text:p text:style-name="Standard"><text:span text:style-name="T6">k = f; (k = 3)</text:span></text:p>
      <text:p text:style-name="Standard"><text:span text:style-name="T6">Побочный эффект изменения левой части выражения присваивания дает нам возможность использовать его, например, в условных операторах if(!rc = scanf(...))</text:span></text:p>
      <text:p text:style-name="Standard"><text:soft-page-break/><text:span text:style-name="T6">Составное присваивание</text:span></text:p>
      <text:p text:style-name="Standard"><text:span text:style-name="T6">Составное присваивание используется в случае, когда для вычисления значение переменной нам нужно ее же “старое” значение. a += b; Такая запись позволяет сократить код. Тут нужно быть внимательным к тому, что у такой операции свой приоритет: a /= n + m ==== a = a / (n + m); (то есть операция обладает правоассоциативностью)</text:span></text:p>
      <text:p text:style-name="Standard"><text:span text:style-name="T6">Так же в си существует операция инкремент/декремент - “++” - увеличение на единицу, “--” - уменьшение на единицу. Позволяет еще немного сократить код. (побочные эффекты инкрента/декремента переменной). Могут использоваться как постфиксные операции (сначала возвращается значение переменной, потом производится арифметическая операция) и префиксные (сначала арифметическая операция, потом возврат значения).</text:span></text:p>
      <text:p text:style-name="Standard"><text:span text:style-name="T6">Операция отношения</text:span></text:p>
      <text:p text:style-name="Standard"><text:span text:style-name="T6">Не только помогают сравнить значение, но и возвращают 0 (в случае лжи) и 1 (в случае истины) при использовании в выражениях. По-хорошему мы можем сравнивать только целочисленные значения, так как при сравнении вещественных чисел мы можем получить ЗАЛУПУ, точнее, ошибочное вычисление из-за особенностей работы вычислительных машин и особенности хранения вещественных чисел, поэтому в этом случае я крайне рекомендую использовать разницу между двумя вещественными и какую-либо “точность eps”. Так же мы можем сравнивать друг с другом символы char, так как этот тип данных внутри хранится как обычное число, которое соответствует определенному символу в таблице ASCII, поэтому при сравнении char’ов мы точно так же сравниваем целые числа.</text:span></text:p>
      <text:p text:style-name="Standard"><text:span text:style-name="T6">Существует побочный эффект вывода переменной - эффект внесения изменений в консольное окно.</text:span></text:p>
      <text:p text:style-name="Standard"><text:span text:style-name="T6">Неопределенное поведение</text:span></text:p>
      <text:p text:style-name="Standard"><text:span text:style-name="T6">В некоторых языках программирования (в си в том числе) иногда могут возникать ситуации, результат которых будет зависеть от компилятора и/или ключей оптимизации. Например, попытка использовать переменную до ее инициализации. Еще один пример - i = i++; - Здесь переменная несколько раз изменяется в рамках одной точки следования. (точка следования - любая точка программы, где все предыдущие побочные эффекты вычислений уже проявились, а побочные эффекты последующих отсутствуют)</text:span></text:p>
      <text:p text:style-name="P6"/>
      <text:p text:style-name="P1"><text:span text:style-name="T1">9. Логические операции. Побитовые операции.</text:span><text:span text:style-name="T2"> </text:span><text:span text:style-name="T1">Сравнения.</text:span></text:p>
      <text:p text:style-name="P1"><text:span text:style-name="T2">В языке Си присутствуют операции сравнения (которые лучше всего применять в целым числам), которые чаще всего служат для разделения логики. Все эти операции возвращают 1, если условие выполняется и 0, если нет. Примером таких операций могут служить ==(равно), &lt;=(меньше или равно),&lt;(меньше), !=(не равно) и т.д.</text:span></text:p>
      <text:p text:style-name="P1"><text:span text:style-name="T2">if (a &lt; b)</text:span></text:p>
      <text:p text:style-name="P1"><text:span text:style-name="T2">printf("a меньше b");</text:span></text:p>
      <text:p text:style-name="P1"><text:span text:style-name="T2">else</text:span></text:p>
      <text:p text:style-name="P1"><text:span text:style-name="T2">printf("a больше или равно b");</text:span></text:p>
      <text:p text:style-name="P1"><text:span text:style-name="T2"><text:s/>Для того, чтобы формировать сложные выражения из операций сравнения были введены логические операторы (||(или), &amp;&amp;(и), !(не)). Оператор не - унарный, если выражение было равно 1, то он делает его 0, и наоборот.В след. примерах a и b какие-то выражения. a || b вернет 1 тогда, когда либо a, либо b отлично от 0, в остальных случаях будет возвращено 0. a &amp;&amp; b вернет 1, когда a и b одновременно </text:span><text:soft-page-break/><text:span text:style-name="T2">отличны от 0, в противном случае вернется 0. Особенность вычисления логических выражений в СИ состоит в том, что они вычисляются по краткой форме слева направо. То есть если в операции a || b выражение a будет 1, то выражение b проверяться, и, соответственно, вычисляться не будет, потому что заведомо все выражение истинно. Так же и с операцией И. Если в операции a &amp;&amp; b выражение a будет равно 0, то выражение b вычисляться опять же не будет, потому что заведомо все выражение ложно. Так же в СИ существуют побитовые операции (~(дополнение), &amp;(и), |(или), ^(исключающее или), &gt;&gt;(побитовый сдиг вправо), &lt;&lt; (побитовый сдвиг влево)). Все вычисления производятся на целых числах, причем лучше всего беззнаковых, чтобы исключить путаницу со знаком. Рассмотрим каждую операцию в отдельности. Побитовое дополнение является единственной унарной операцией из перечисленных, она заменяет 1 на 0, и наоборот, в представлении числа целиком, т.е. в результате работы программы char a = 65; char b = ~a; printf("%d", b); будет выведено число -66, так как в двоичном представлении 65 типа char - это 01000001, а инверсия даст 10111110, что соответствует (-66)(P.S. для себя. чтоб получить 66, нужно отнять 1, и инвертировать биты), сделав бит, отвечающий за знак, отрицательным. Побитовое &amp; применяет побитовую операцию И к каждому биту числа. Программа char a = 2; char b = 1; printf("%d", a &amp; b); выведет 0, так как 00000001 (1) &amp; 00000010 (2) = 00000000 (0). Аналогично с побитовым ИЛИ. Программа char a = 2; char b = 1; printf("%d", a | b); выведет 3, т.к. 00000001 (1) &amp; 00000010 (2) = 00000011 (3). Исключающее или дает 1, если биты разные, иначе 0. То есть программа char a = 3; char b = 2; printf("%d", a ^ b); выдаст 1, т.к. 00000011 (3) &amp; 00000010 (2) = 00000001 (1). Побитовые сдвиги влево и вправо смещают число на соответст кол-во битов влево или вправо. То есть printf("%d", 3 &lt;&lt; 2); выведет 12, т.к. 11 сдвинется на 2 бита, и получится 1100). Так же как и с простыми операциями существуют так же сокращенные формы бинарных операторов: |=, &amp;=, ^=, &lt;&lt;=, &gt;&gt;= Например a ^= b; эквивалентно a = a ^ b, остальные сокращения работают аналогично. Побитовые операции имеют меньший приоритет, чем операции сравнения и присваивания. В связи с этим if (a | b &lt;= c) эквивалентно if (a | (b &lt;= c)).</text:span></text:p>
      <text:p text:style-name="Standard"><text:span text:style-name="T5">10. Оператор выражение, составной оператор, оператор выбора.</text:span></text:p>
      <text:p text:style-name="Standard"><text:span text:style-name="T6">Символ “;” позволяет нам превратить любое выражение в оператор. (тут какого то хуя разбирают работу ++i; и я хз зачем)</text:span></text:p>
      <text:p text:style-name="Standard"><text:span text:style-name="T6">Составной оператор позволяет нам сгруппировать несколько операторов с помощью фигурных скобок “{}” в один “большой” оператор. { … }</text:span></text:p>
      <text:p text:style-name="Standard"><text:span text:style-name="T6">Условный оператор Если по условиям задачи нам нужно выбрать один вариант из нескольких альтернатив, то мы можем использовать “условный” оператор. Таким условным оператором является if :</text:span></text:p>
      <text:p text:style-name="Standard"><text:span text:style-name="T6">If ( ) Скобки являются частью оператора. Оператор начинает работу с вычисления { выражения в скобках. Если выражение true - выполняется first, first если часть с else if/else присутствует, то при условии else if - true } выполняется second, иначе выполняется third. else if () Часть else/else if может отсуствовать. В таком случае управление передается { следующему оператору за условным оператором. second } При вложении условных операторов друг в друга нужно учитывать факт, else что else цепляется к ближайшему if’у без else’a. { third }</text:span></text:p>
      <text:p text:style-name="Standard"><text:span text:style-name="T6">Если по условию задачи приходится принимать большое количеств условий и на их значении делать выбор дальнейших действий можно прибегнуть к двум вариантам - каскадный if else, либо же прибегнуть к оператору “выбора” switch. switch (mark) Свитч быстрее чем каскадный иф, читается легче. { mark обязательно должен быть целочисленным, case 1: printf(“one..\n”); После метки может располагаться любое число операторов, break; обычно заканчиваются break’ом. case 2: printf(“two..\n”); Метки не могут быть одинаковыми и их рорядок не имеет значения </text:span><text:soft-page-break/><text:span text:style-name="T6">break; Константное выражение - обычное выражение, но без переменных } и без вызова функций. В одной метке одно константное. Несколько меток могут предшествовать одной и той же группе операторов. Брейк передает управление за свитч, иначе бы отработали и все последующие метки.</text:span></text:p>
      <text:p text:style-name="Standard"><text:span text:style-name="T6">БРЕЙК используется для принудительного выхода из циклов. int i = 5; int k = 10; for (int j = 0; j &lt; k; j++) { if (j &gt; i) { i = 100;</text:span></text:p>
      <text:p text:style-name="Standard"><text:span text:style-name="T6">break; } }</text:span></text:p>
      <text:p text:style-name="P6"/>
      <text:p text:style-name="P1"><text:span text:style-name="T1">11. While, do-while, break, continue.</text:span></text:p>
      <text:p text:style-name="P1"><text:span text:style-name="T2">Для того, чтобы реализовать блок повторяющихся действий существуют циклы. В языке Си есть цикл как с пред условием (while), так и с пост. условием (do-while). Рассмотрим цикл while. Он записывается по след. форме: while(выражение) { тело цикла }. Тело цикла будет выполнятся до тех пор, пока выражение будет истинно (не 0). Возможна такая ситуация, когда тело цикла не выполнится ни разу (если к тому моменту, как выполнение прораммы дойдет до цикла, условие окажется сразу ложным), либо будет выполнятся бесконечно (если условие окажется истинным и никак не будет контролироваться в теле цикла). Если первая ситуация является вполне допустимой, то последней - нужно избегать. Пример правильного фрагмента реализации while: int i = 0; int sum = 0; while (i &lt; 10) {i++; sum += 2}. Таким образом в переменной sum после выполнения цикла будет храниться значение 20. Цикл do-while аналогичен циклу while с той лишь разницей, что тело цикла выполнится всегда хотя бы 1 раз. Он записывается в след. форме: do { тело цикла } while(выражение); При использовании этого цикла нужно быть крайне внимательным, так как может возникнуть ситуация, когда тело цикла не должно выполниться ни разу, но из-за особенностей этого цикла оно выполнится, несмотря на то, что выражение будет ложным заранее. Использование оператора do while: int amount_dig = 0; int num = 10; do {amount_dig++; num /= 10; } while (num != 0). После этого цикла а amount_dig будет хранится 2. Даже если бы num было рано 0, то кол-во цифр было бы правильно подсчитано, что было бы не возможно с циклом while и таким же выражением (num != 0). Оператор break; используется для экстренного выхода из цикла, либо из соответствующего case оператора switch. Пример использования break в проверке числа на простоту:</text:span></text:p>
      <text:p text:style-name="P1"><text:span text:style-name="T2">int is_simple = 1;</text:span><text:line-break/><text:span text:style-name="T2">for (int i = 2; i &lt;= num / 2; ++i)</text:span></text:p>
      <text:p text:style-name="P2"><text:span text:style-name="T2">if (num % i == 0)</text:span></text:p>
      <text:p text:style-name="P3"><text:span text:style-name="T2">is_simple = 0;</text:span><text:line-break/><text:tab/><text:span text:style-name="T2"> <text:s text:c="5"/>break;</text:span></text:p>
      <text:p text:style-name="P4"><text:span text:style-name="T2">В результате работы данной программы, в is_simple будет лежать 1, если число num является простым и 0, если это не так. При этом, если мы нашли хоть одно число, отличное от 1 на которое делится нацело num, то мы не проверяем все остальные числа, так как уже понятно, что num - не простое.</text:span></text:p>
      <text:p text:style-name="P4"><text:span text:style-name="T2">Оператор continue используется для того, чтобы пропустить итерацию цикла, переходя в конец тела цикла. Пример использования:</text:span></text:p>
      <text:p text:style-name="P4"><text:span text:style-name="T2">int sum = 0;</text:span></text:p>
      <text:p text:style-name="P4"><text:span text:style-name="T2">for (int i = 0; i &lt; size_array; ++i)</text:span></text:p>
      <text:p text:style-name="P4"><text:span text:style-name="T2">{</text:span></text:p>
      <text:p text:style-name="P4"><text:span text:style-name="T2">if (array[i] &lt;= 0)</text:span></text:p>
      <text:p text:style-name="P4"><text:span text:style-name="T2">continue;</text:span></text:p>
      <text:p text:style-name="P4"><text:span text:style-name="T2">sum += array[i];</text:span></text:p>
      <text:p text:style-name="P4"><text:span text:style-name="T2">}</text:span></text:p>
      <text:p text:style-name="P4"><text:span text:style-name="T2">В результате выполнения данного фрагмента в переменной sum будет храниться сумма положительных элементов из массива целых чисел array размерностью array_size. Из-за особенности do-while, любой цикл do-while можно выразить через </text:span><text:soft-page-break/><text:span text:style-name="T2">while (может быть с какой-то предварительной проверкой), но не любой while, может быть выражен через do-while (из-за того, что в do-while тело цикла всегда выполняется хотя бы 1 раз).(пример не стал приводить, ну потому что бред по факту, если что, то приведенные выше примеры с while, do-while можно взаимозаменить).</text:span></text:p>
      <text:p text:style-name="Standard"><text:span text:style-name="T5">12 for, while, пустой оператор</text:span></text:p>
      <text:p text:style-name="Standard"><text:span text:style-name="T6">While Для реализации цикла с предусловием используется while. while () Скобки обязательны. Начинает свою работу с вычисления выражения в скобках { Если оно true тогда заходит в тело цикла, выполняет его, и снова вычисляет } выражение в скобках. Так продолжается до тех пор, пока выражение не станет равно false, после чего передает управление за while. Возможна ситуация, когда тело цикла не выполнится ни разу. Нужно обязательно следить за тем, чтобы в теле цикла менялась переменная, которая задействована в выражении, иначе велик шанс попасть в бесконечно вечное и преисполниться в своем познании.</text:span></text:p>
      <text:p text:style-name="Standard"><text:span text:style-name="T6">Int max = 0; int i = 0; int n = 10; while (i &lt; n) { max += 5; i++; } for Для реализации цикла со счетчиком используют оператор for. For (first; second; third) first - инициализация счетчика, выполняется один раз { second - логическое выражение или выражение отношения, } является условием выхода из цикла. third - выражение выполняющееся после каждой итерации цикла</text:span></text:p>
      <text:p text:style-name="Standard"><text:span text:style-name="T6">Int sum = 1; For (int i = 0; i &lt; 5; ++i) Можно опустить любое из выражений в операторе: { Если опустить первое или третье, то закономерно они не будут sum *= 5; выполняться. (например, в случае с первым выражением не будет } происходить инициализация). Если опустить второе выражение, то условие выполнения цикла будет истинно всегда, а значит мы попадем в очередное бесконечно путешествие. (с99 дал нам возможность в первом выражении сразу же инициализировать переменную, ее не нужно объявлять вне цикла)</text:span></text:p>
      <text:p text:style-name="Standard"><text:span text:style-name="T6">Операция “,”</text:span></text:p>
      <text:p text:style-name="Standard"><text:span text:style-name="T6">Если возникла нужда в изменении, например, нескольких переменных в цикле for (в третьем выражении), то для этого можно использовать оператор запятой. Выглядит все просто: “first, second”</text:span></text:p>
      <text:p text:style-name="Standard"><text:span text:style-name="T6">Вычисляется first, потом вычисляется second. First всегда должен содержать в себе операцию с побочным эффектом. For (int m = 2, int i = 1, int n = 5; i &lt; n; m *= i, i++) пустой оператор Состоит из “;”. Используется для циклов с пустым телом.</text:span></text:p>
      <text:p text:style-name="Standard"><text:span text:style-name="T6">For (int i = 0; int n = 5, int www = 10; i &lt; n; www *= 10, i++)</text:span></text:p>
      <text:p text:style-name="P7"/>
      <text:p text:style-name="P4"><text:span text:style-name="T2"><text:s/></text:span><text:span text:style-name="T1">13. for, do-while, пустой оператор (;)</text:span></text:p>
      <text:p text:style-name="P4"><text:span text:style-name="T2">Для того, чтобы реализовать блок повторяющихся действий существуют циклы. В языке Си есть цикл как с пост условием (do-while). Цикл do-while аналогичен циклу while с той лишь разницей, что тело цикла выполнится всегда хотя бы 1 раз. Он записывается в след. форме: do { тело цикла } while(выражение); При использовании этого цикла нужно быть крайне внимательным, так как может возникнуть ситуация, когда тело цикла не должно выполниться ни разу, но из-за особенностей этого цикла оно выполнится, несмотря на то, что выражение будет ложным заранее. Использование оператора do while: int amount_dig = 0; int num = 10; do {amount_dig++; num /= 10; } while (num != 0). После этого цикла а amount_dig будет хранится 2. Даже если бы num было рано 0, то кол-во цифр было бы правильно подсчитано, что было бы не возможно с циклом while и таким же выражением (num != 0). Так же в языке Си существует цикл со счетчиком for. Он записывается в виде for (выражание_1; выражение_2; выражение_3) { тело цикла }. Выражение_1 - это выражение, которое будет выполнено один раз при </text:span><text:soft-page-break/><text:span text:style-name="T2">первом заходе в цик for, обычно здесть объявляют счетчик, который будет управлть циклом. Выражение_2 является логическим выражением. Цикл будет выполняться, пока выражение_2 не 0. Чаще всего тут верхнюю или нижнюю границу счетчика. Выражение_3 - это выражение, выполняемое на каждой итерации цикла, обычно здесь задают правило, по которому уменьшается/увеличивается счетчик. Пример использования цикла for:</text:span><text:line-break/><text:span text:style-name="T2">int sum = 0;</text:span></text:p>
      <text:p text:style-name="P4"><text:span text:style-name="T2">for (int i = 0; i &lt; 10; ++i)</text:span></text:p>
      <text:p text:style-name="P4"><text:span text:style-name="T2">{</text:span></text:p>
      <text:p text:style-name="P4"><text:span text:style-name="T2">sum += i;</text:span></text:p>
      <text:p text:style-name="P4"><text:span text:style-name="T2">}</text:span></text:p>
      <text:p text:style-name="P1"><text:span text:style-name="T2">в результате выполнения данной программы в переменной sum будет храниться значение 45. Стоит отметить, что в выражении_1 может находиться объявление только со стандарта С99, до этого необходимо было объявлять счетчик до цикла for. Так же можно опустить любое из выражений (1, 2 или 3), при этом сохраняя на своиз местах ;. Если опустить выражения 1 и 3, то они просто не будут выполняться, а если опустить выражение_2, то цикл for станет бесконечным. Так же, в выражениях 1 и 3 может присутствовать несволько операций или объявлений. При этом они должны разделяться ','. Например:</text:span></text:p>
      <text:p text:style-name="P1"><text:span text:style-name="T2">int sum = 0; for (int i = 0; i &lt; 10; ++i, sum += i); После данного фрагмента в переменной sum будет храниться значение, равное 55. В этом примере так же использован пустой оператор (после закрывающей скобки стоит ;). Это означает, что тело цикла отсутствует, потому что в данном случае оно нам и не потребовалось.</text:span></text:p>
      <text:p text:style-name="Standard"><text:span text:style-name="T5">14 Типы данных, простые типы.</text:span></text:p>
      <text:p text:style-name="Standard"><text:span text:style-name="T6">Существует два вида типизации - статическая и динамическая. При динамической типизации тип переменной неизвестен до того момента, пока в нее не попадут конкретные значения. Переменная связывается с типом только в момент присваивания. Это дает возможность использовать одну и ту же переменную несколько раз, передавая ей значения разных типов данных.</text:span></text:p>
      <text:p text:style-name="Standard"><text:span text:style-name="T6">При статической типизации типы всех переменных известны еще до компиляции, то есть переменная связывается с типом в момент объявления переменной. В следствии чего мы не сможем изменить ее тип данных в дальнейшем. Так же разделают строгую и нестрогую типизацию. При строгой типизации запрещены все неявные автоматические преобразования типов и операции с использованием разных типов. При нестрогой типизации (язык Си относится к нестрогой) неявные преобразования и операции с разными типами данных (int + float) разрешены. (Это может приводить к некоторым неточностям в вычислениях, и к неоднозначным преобразованиям).</text:span></text:p>
      <text:p text:style-name="Standard"><text:span text:style-name="T6">Тип переменной Задавая тип переменной мы определяем какое множество значений может принимать переменная, какие набор операций может быть применим к ней, и какой способ хранения ее данных. Существуют простые (принимают только одно значение) и составные типы (принимают несколько однотипных или разнотипных значений). Простые: int, float, char, void, указатели, перечисляемый. Составные: массив, структура, объединение.</text:span></text:p>
      <text:p text:style-name="Standard"><text:span text:style-name="T6">Целочисленные int</text:span></text:p>
      <text:p text:style-name="Standard"><text:span text:style-name="T6">Можно получить разные вариации с помощью модификаторов (signed, unsigned, long, short) - отличаются по объему памяти и по знаковости/беззнаковости. (начиная от short int заканчивая long long unsigned int) (перечислять все подряд я считаю ну полным пиздецом)</text:span></text:p>
      <text:p text:style-name="Standard"><text:soft-page-break/><text:span text:style-name="T6">Целочисленные константы могут быть записаны в десятичном, восьмеричном, и шестнадцатеричном виде. (10 233; 010 0432; 0x2 0xa6). Интерпретировать в другой тип можно с помощью добавочных символов (16L – long int, 16LU – long int беззнаковый).</text:span></text:p>
      <text:p text:style-name="Standard"><text:span text:style-name="T6">Чтение и вывод: int %d short int %hd long / long long %ld %lld unsigned long %lu восьмеричная %o (%lo) шестнадцатеричная %x</text:span></text:p>
      <text:p text:style-name="Standard"><text:span text:style-name="T6">Вещественный float float double long double (отличаются друг от друга количеством знаков после запятой). константы хранятся в виде 2.0 2. 2.2е1 2Е0 .2 (обязательно “.” или “е” или “.” + “е”) хранятся изначально как дабл, нужно приписать F если хотим флоат и L если лонг дабл Чтение и вывод: float %f %e %g double %lf %le %lg (для вывода без L) long double %Lf %Le %Lg</text:span></text:p>
      <text:p text:style-name="Standard"><text:span text:style-name="T6">Символьный char Переменной типа char принимается значение любого символа таблицы ASCII (char c = ‘3’, занимает один байт, в переменную помещается код из таблицы). Знаковости у типа по стандарту нет (но это можно задать через signed/unsigned) Чтение и запись: %c</text:span></text:p>
      <text:p text:style-name="Standard"><text:span text:style-name="T6">Перечисляемый тип</text:span></text:p>
      <text:p text:style-name="Standard"><text:span text:style-name="T6">Переменная перечисляемого типа принимает некоторое количество значений, интерпретируемые как “константы” (принимают значения по умолчанию по возрастанию - 0, 1, 2... неотрицательные целые). (значения можно задать и другие // two = 3 // ) enum {zero, one, two} num; i = two // i === 2</text:span></text:p>
      <text:p text:style-name="Standard"><text:span text:style-name="T6">Логический тип в с99 был добавлен _Bool Беззнаковый целочисленный, допускает только два значения 0 и 1 (если попытаться записать что то отличное от 0 произойдет конвертация в 1). typedef позволяет задать программисту свое имя для любого разрешенного типа данных typedef long int weigh; sizeof позволяет определить количество памяти, которое требуется для хранения той или иной переменной. (sizeof(uint_32) = 4</text:span></text:p>
      <text:p text:style-name="P6"/>
      <text:p text:style-name="P1"><text:span text:style-name="T1">15. Явное и неявное преобразование типов.</text:span></text:p>
      <text:p text:style-name="P1"><text:span text:style-name="T2">Преобразования типов необходимо из-за того, что в Си в некоторых операциях могут участвовать переменные, разных типов. Например, можно складывать вещественное число с целым. Но компьютер может складывать величины лишь одинаковых типов, размеров. Поэтому в таких операциях выполняется преобразование переменных к одному типу и лишь потом эта команда переводится в машинный код. Такое преобразование, выполняемое без участия программиста называется неявным преобразование типов. С участием программиста (с помощью специальной операции) - явным. Основные случаи, в которых выполняется преобразования типов: 1) когда в арифметических/логических выражениях операнды имеют разный тип. В этом случае тип операндов приводится к более большому из этих двух, к такому, которое сможет вместить в себя оба операнда. 2) Когда при присваивании присваиваемое выражение имеет другой, нежели то, куда его хотят присвоить. В таком случае Си приводит тип выражения справа от оператора присваивания к типу выражения, которое находится слева. Если выражение слева имеет такой же, или более широкий тип, то все будет нормально, иначе - выражение справа может урезаться и требуется уже явное присваивание. 3) При несоответствии типов аргументов, которые передаются в функцию с типами, которые находятся в соответствующих параметрах при ее объявлении. В таком случае тип аргументов приводится к типу параметров(как в п.2 при присваивании) (P.S. вообще-то это при известном прототипе функции, но есть еще поведение при неизвестном: тогда происходит преобразование float к double и стандартное целочисленное расширение, но мы не проходили случай, когда прототип функции неизвестен), 4) </text:span><text:soft-page-break/><text:span text:style-name="T2">преобразование типа когда тип возвращаемого значения при return не соответствует типу функции. В таком случае возвращаемое значение приводится к типу функции (как в п.2 при присваивании). Пример явного преобразования: int a = 3; float b = float(a) / 2; После выполнения данного фрагмента в переменной b будет храниться 1.5. Проблемы с преобразованием типов может быть при операции присваивания (когда присваиваемое значение больше, нежели тип, в который оно присваивается), напирмер после char a = 128; в перменной a будет храниться -128. Так же ошибки могут возникать при приведении типа из знакового к беззнаковому, из за того, что в этом случае, если значение было отрицательно, то к нему прибавляется максимальное значение unsigned типа. То есть если будет выражение char a = -1; unsigned char b = 1; то выражение a &lt; b вернет ложь, так как a привелось к unsigned char путем операции -1 + 256, и в ней теперь хранилось значение 255, что больше 1.</text:span></text:p>
      <text:p text:style-name="Standard"><text:span text:style-name="T5">16 Подпрограмма</text:span><text:span text:style-name="T6">. </text:span></text:p>
      <text:p text:style-name="Standard"><text:span text:style-name="T6">Для того что бы сделать код более читаемым и более оптимизированным мы можем прибегнуть к использованию “подпрограмм”. Подпрограмма — это именованная часть программы - отдельный набор операторов, который выполняет определенный набор действий. Использование подпрограмм уменьшает сложность кода за счет декомпозиции, позволяет не дублировать один и тот же код (в следствии код сокращается на значительное количество строк), дает возможность использовать эту же подпрограмму в других программах, скрывает детали реализации от пользователей (подпрограммы?). Виды - функции и процедуры. Процедура - подпрограмма, которую можно вызывать неоднократно (я так понимаю без обязательного возвращения какого то результата) Функции - подпрограмма, которая всегда после выполнения должна возвращать результат (вообще то не всегда, у нас же есть войд :)))))) ) (вызов функции считается выражением).</text:span></text:p>
      <text:p text:style-name="Standard"><text:span text:style-name="T6">Системные функции - библиотечные функции Собственные функции - функции написанные самим программистом</text:span></text:p>
      <text:p text:style-name="Standard"><text:span text:style-name="T6">Описание подпрограммы состоит из двух частей: заголовок и тело. Заголовок содержит в себе имя и параметры: вид (процедура или функция), имя, параметры (формальные), результат (только для функции). Тело - все операторы, которые будут выполняться при вызове подпрограммы. Вызов осуществляется с помощью команды состоящей из имени подпрограммы и последующих аргументов. Как уже было написано ранее, при описании параметров в заголовочном файле используются формальные параметры (по факту это просто переменная). При вызове используются фактические параметры (по факту это конкретное значение) (обычно их называют аргументами). Есть два способа передачи фактических параметров в подпрограмму - физическое перемещение и передача по ссылке. В случае физической передачи (передача по значению) подпрограмма принимает конкретное значение, которое в дальнейшем будет использоваться как локальная переменная. В случае с передачей по ссылке мы даем доступ к хранящимся данным в ячейке памяти, поэтому подпрограмма получает доступ к “реальному” параметру.</text:span></text:p>
      <text:p text:style-name="P6"/>
      <text:p text:style-name="P1"><text:span text:style-name="T1">17. Описание функции в языке СИ. </text:span></text:p>
      <text:p text:style-name="P1"><text:span text:style-name="T2">Функция - это отдельный самостоятельный блок кода, который выполняет определенные действия для решения определенной задачи, который может быть оформлен как в основной программе в виде подпрограммы, так и в библиотеке. У каждой функции должно быть имя, типы принимаемых ею параметров, тип возвращаемого значения, а так же код, который она выполняет (тело функции). Совокупность характеристик, за исключением тела функции называется ее сигнатурой, а тело функции - ее семантикой. Для возврата значения из функции </text:span><text:soft-page-break/><text:span text:style-name="T2">используется оператор return, который возвращает передаваемое ему значение в то место, откуда была вызвана функция .Если функция не возвращает никакое значение, то в качестве ее типа стоит указать void, в таком случае тело функции может быть пустым. Стандартный вид функции: тип_возвращаемого_значения имя_функции(тип_параметра_1 имя_параметра_1, тип_параметра_2 имя_параметра_2 ...) { тело функции (может состоять из описания переменных или операторов) }. Пример функции:</text:span></text:p>
      <text:p text:style-name="P1"><text:span text:style-name="T2">int pow_two(int power) </text:span></text:p>
      <text:p text:style-name="P1"><text:span text:style-name="T2">{</text:span></text:p>
      <text:p text:style-name="P1"><text:span text:style-name="T2">int value = 1;</text:span></text:p>
      <text:p text:style-name="P1"><text:span text:style-name="T2">for (int i = 0; i &lt; power; ++i)</text:span></text:p>
      <text:p text:style-name="P1"><text:span text:style-name="T2">value *= 2;</text:span></text:p>
      <text:p text:style-name="P1"><text:span text:style-name="T2">return value;</text:span></text:p>
      <text:p text:style-name="P1"><text:span text:style-name="T2">}</text:span></text:p>
      <text:p text:style-name="P1"><text:span text:style-name="T2">вызов функции. Необходимо написать название данной функции, а так же в круглых скобках указать ее парамтры (скобки нужны даже если у функции нет параметров):</text:span></text:p>
      <text:p text:style-name="P1"><text:span text:style-name="T2">int four = pow_two(2);</text:span></text:p>
      <text:p text:style-name="P1"><text:span text:style-name="T2">При вызове функции выделяется область памяти, которая доступна только этой функции, после выполнения тела функции и возврата значения эта область памяти разрушается.</text:span></text:p>
      <text:p text:style-name="P1"><text:span text:style-name="T2">Переменные, которые были объявлены в функции, недоступны нигде, кроме этой функции (область видимости). Чтобы использовать функцию в программе, компилятору необходимо знать сигнатуру функции. Поэтому не обязательно сразу сразу описывать функцию полностью перед ее первым вызовом, можно описать ее сигнатуру, а лишь потом тело. Например </text:span></text:p>
      <text:p text:style-name="P1"><text:span text:style-name="T2">int sum(int a, int b);</text:span></text:p>
      <text:p text:style-name="P1"><text:span text:style-name="T2">// код, в котором, возможно вызывается функция sum</text:span></text:p>
      <text:p text:style-name="P1"><text:span text:style-name="T2">int sum(int a, int b)</text:span></text:p>
      <text:p text:style-name="P1"><text:span text:style-name="T2">{</text:span></text:p>
      <text:p text:style-name="P1"><text:span text:style-name="T2">return a + b;</text:span></text:p>
      <text:p text:style-name="P1"><text:span text:style-name="T2">} <text:s/></text:span></text:p>
      <text:p text:style-name="P1"><text:span text:style-name="T2">Так же у функции может не быть параметров int foo(). Если попытаться вызвать такую функцию с какими-то аргументами, то ничего не произойдет, они просто проигнорируются. Если же записать int foo(void); то вызов данной функции с параметрами приведет к ошибке.</text:span></text:p>
      <text:p text:style-name="P1"><text:span text:style-name="T2">Аргументы в функцию можно передавать как по значению, так и по ссылке. При передаче по значению, значения аргументов копируются в соответствующий параметры, которые далее используются как локальные переменные. При передаче по ссылке вместо параметра передается адрес соответствующей переменной, поэтому можно получить доступ к переменной аргумента, находящейся вне данной функции, и вернуть из функции несколько значений.</text:span></text:p>
      <text:p text:style-name="P1"><text:span text:style-name="T2">Прмер:</text:span></text:p>
      <text:p text:style-name="P1"><text:span text:style-name="T2">int pow_two(int power, int *answer) </text:span></text:p>
      <text:p text:style-name="P1"><text:span text:style-name="T2">{</text:span></text:p>
      <text:p text:style-name="P1"><text:span text:style-name="T2">if (value &lt; 0)</text:span></text:p>
      <text:p text:style-name="P1"><text:span text:style-name="T2">return 1;</text:span></text:p>
      <text:p text:style-name="P1"><text:span text:style-name="T2">int value = 1;</text:span></text:p>
      <text:p text:style-name="P1"><text:span text:style-name="T2">for (int i = 0; i &lt; power; ++i)</text:span></text:p>
      <text:p text:style-name="P1"><text:span text:style-name="T2">value *= 2;</text:span></text:p>
      <text:p text:style-name="P1"><text:span text:style-name="T2">*answer = value;</text:span></text:p>
      <text:p text:style-name="P1"><text:span text:style-name="T2">return 0;</text:span></text:p>
      <text:p text:style-name="P1"><text:span text:style-name="T2">}</text:span></text:p>
      <text:p text:style-name="P1"><text:span text:style-name="T2">Пример вызова:</text:span></text:p>
      <text:p text:style-name="P1"><text:span text:style-name="T2">int four = 0, power;</text:span></text:p>
      <text:p text:style-name="P1"><text:soft-page-break/><text:span text:style-name="T2">scanf("%d", power);</text:span></text:p>
      <text:p text:style-name="P1"><text:span text:style-name="T2">if (pow_two(power, &amp;four))</text:span></text:p>
      <text:p text:style-name="P1"><text:span text:style-name="T2">{</text:span></text:p>
      <text:p text:style-name="P1"><text:span text:style-name="T2">printf("Error! Power must be not negative!");</text:span></text:p>
      <text:p text:style-name="P1"><text:span text:style-name="T2">return 1;</text:span></text:p>
      <text:p text:style-name="P1"><text:span text:style-name="T2">}</text:span></text:p>
      <text:p text:style-name="P1"><text:span text:style-name="T2">В данном случае функция возвращает код 1, если произошла ошибка (значение степени меньше 0), либо 0, в случае успешной работы, при этом присваивая переменной four, передаваемой при вызове по ссылке значение, равное двойке в степени power, передаваемой при вызове по значению.</text:span></text:p>
      <text:p text:style-name="Standard"><text:span text:style-name="T5">18 Функция передачи параметров.</text:span></text:p>
      <text:p text:style-name="Standard"><text:span text:style-name="T6">Есть два способа передачи параметров в функцию - передача по значению и передача по ссылке. При передаче по значению мы подаем в функцию конкретное значение, которое будет использовано локально (это будет новая копия переменной внутри функции). При передаче по ссылке мы даем функции адрес переменной, то есть мы открываем доступ к содержимому ячейки, которое лежит по отправленному адресу. Этот способ передачи можно использовать</text:span></text:p>
      <text:p text:style-name="Standard"><text:span text:style-name="T6">тогда, когда нам требуется “вернуть” несколько параметров из функции, так как получив такой адрес мы автоматически можем менять и значение содержимого по этому адресу. void up_ten(int *n, int *k) Здесь мы передаем в функцию указатель (т.е. адрес { объекта.). У указателей так же есть типы, которые *k = 25; обозначают какой тип переменной содержится по } адресу.</text:span></text:p>
      <text:p text:style-name="Standard"><text:span text:style-name="T6">Int number = 1; int k = 0; up_ten(&amp;number, &amp;k); // number == 10 , k == 25</text:span></text:p>
      <text:p text:style-name="Standard"><text:span text:style-name="T6">В работе с указателями используются две операции: * - разыменование позволяет получить значение по адресу &amp; - амперсанд позволяет получить адрес.</text:span></text:p>
      <text:p text:style-name="P6"/>
      <text:p text:style-name="P1"><text:span text:style-name="T1">19. Рекурсии</text:span></text:p>
      <text:p text:style-name="P1"><text:span text:style-name="T2">Рекурсивная функция - это функция, которая вызывает сама себя. Примером такой функции может послужить функция вычисления факториала:</text:span></text:p>
      <text:p text:style-name="P1"><text:span text:style-name="T2">int foo(int n)</text:span></text:p>
      <text:p text:style-name="P1"><text:span text:style-name="T2">{</text:span></text:p>
      <text:p text:style-name="P1"><text:span text:style-name="T2">if (n == 0)</text:span></text:p>
      <text:p text:style-name="P1"><text:span text:style-name="T2">return 1;</text:span></text:p>
      <text:p text:style-name="P1"><text:span text:style-name="T2">return n * foo(n - 1);</text:span></text:p>
      <text:p text:style-name="P1"><text:span text:style-name="T2">}</text:span></text:p>
      <text:p text:style-name="P1"><text:span text:style-name="T2">Чаще всего рекурсии применяются в различных алгоритмах на графах или деревьях(обход в глубину, ширину и т.п.)</text:span></text:p>
      <text:p text:style-name="P1"><text:span text:style-name="T2">Преимущества рекурсивной функции:</text:span></text:p>
      <text:p text:style-name="P1"><text:span text:style-name="T2">1) Она может быть проще в создании и короче, нежели другое решение задачи</text:span></text:p>
      <text:p text:style-name="P1"><text:span text:style-name="T2">2) Она может быть нагляднее и понятнее, чем другая реализация решаемой задачи</text:span></text:p>
      <text:p text:style-name="P1"><text:span text:style-name="T2">Недостатки:</text:span></text:p>
      <text:p text:style-name="P1"><text:span text:style-name="T2">1) Медленная скорость выполнения. Так как на каждый очередной вызов необходимо какое-то время</text:span></text:p>
      <text:p text:style-name="P1"><text:span text:style-name="T2">2) Может переполниться стек вызовов</text:span></text:p>
      <text:p text:style-name="P1"><text:span text:style-name="T2">3) Плохая оптимизация по памяти, так как каждый раз заново создаются локальные переменные, которые должны храниться в памяти</text:span></text:p>
      <text:p text:style-name="P1"><text:span text:style-name="T2">Так же при написании рекурсии нельзя забывать об условии выхода из нее.</text:span></text:p>
      <text:p text:style-name="P1"><text:span text:style-name="T2">Хвостовая рекурсия - это рекурсия, в которой очередной рекурсивный вызов - это последняя операция перед выходом из функции. Гарантируется, что хвостовую рекурсию всегда можно перестроить так, чтобы превратить ее в итерации (повторение действий без вызова функции самой себя). Если более подробно, то преимущество заключается в том, что после возврата из функции, которая </text:span><text:soft-page-break/><text:span text:style-name="T2">является хвостовой рекурсией, нам уже не нужно состояние локальных переменных, которые были в этой функции, так как мы просто пробрасываем возвращаемое значение "вверх". Поэтому легче просто обновлять состояние одного набора переменных, и передать управление на точку входа, не создавая проблем с глубиной стека вызовов. Таким образом, возврат из хвостовой рекурсии по факту представляет собой цикл, поэтому ее можно перестроить в итерации, как говорилось ранее, что и делает большинство оптимизационных компиляторов. Поэтому хвостовая рекурсия считается отдельным видом рекурсии. Пример хвостовой рекурсии для факториала (ранее была приведена не хвостовая версия):</text:span></text:p>
      <text:p text:style-name="P1"><text:span text:style-name="T2">int foo(int n, int value)</text:span></text:p>
      <text:p text:style-name="P1"><text:span text:style-name="T2">{</text:span></text:p>
      <text:p text:style-name="P1"><text:span text:style-name="T2">if (n == 0)</text:span></text:p>
      <text:p text:style-name="P1"><text:span text:style-name="T2">return value;</text:span></text:p>
      <text:p text:style-name="P1"><text:span text:style-name="T2">return foo(n - 1, value * n);</text:span></text:p>
      <text:p text:style-name="P1"><text:span text:style-name="T2">}</text:span></text:p>
      <text:p text:style-name="P1"><text:span text:style-name="T2">int factorial(int n)</text:span></text:p>
      <text:p text:style-name="P1"><text:span text:style-name="T2">{</text:span></text:p>
      <text:p text:style-name="P1"><text:span text:style-name="T2">return foo(n, 1);</text:span></text:p>
      <text:p text:style-name="P1"><text:span text:style-name="T2">}</text:span></text:p>
      <text:p text:style-name="Standard"><text:span text:style-name="T5">20 Одномерный статический массив.</text:span></text:p>
      <text:p text:style-name="Standard"><text:span text:style-name="T6">Массивы используются в том случае, если в программе используется достаточно большое количество переменных одного типа - что бы упорядочить их нахождение в памяти, а также облегчить обращение к этим переменным. Массив - это непрерывный участок памяти, в котором содержится последовательность данных одинакового типа. (по факту массив указывает на первый элемент всего непрерывного участка памяти) Характеристики массивов: Имя массива - идентификатор для обращения к элементам; Адрес массива - адрес первого элемента; Размер массива - количество элементов; Размер элемента - количество байт которое занимает один элемент; Сам элемент массива - это значение, которое хранится в одной из ячеек памяти. У элемента также есть адрес (начальная ячейка конкретно этого элемента) и индекс (номер в самом массиве).</text:span></text:p>
      <text:p text:style-name="Standard"><text:span text:style-name="T6">Инициализация: int mass[SIZE] = {...}; набор начальных значений элементов массива которые разделены запятыми. Если при инициализации не указывать значения элементов (или указать меньше количества SIZE), то элементы массива заполнятся нулями. Передача: Для обработки массивов обычно используют отдельные функции (это удобно :) ). Что бы обработать массив в функции в нее нужно передать сам адрес массива и его размерность. Так как мы передаем адрес первого элемента (т.е. не создаем копии), все операции, которые будут происходить в теле цикла функции, будут отражаться и на оригинальных значениях массива. Индекс массива - это очень интересная вещь)))). int mass[3] = {0, 1, 2}; Мы можем обратиться к элементу с помощью индекса: mass[0] // == 0 И можем обратиться через адресную арифметику: int *u = mass;</text:span></text:p>
      <text:p text:style-name="Standard"><text:span text:style-name="T6">==&gt; mass[2] // == 2 == // *(u + 2)</text:span></text:p>
      <text:p text:style-name="P6"/>
      <text:p text:style-name="P1"><text:span text:style-name="T1">21. Указатели. Объявления ...</text:span></text:p>
      <text:p text:style-name="P1"><text:span text:style-name="T2">Указатель - это переменная, которая хранит адрес в памяти компьютера. Общий вид объявления указателя: тип_указателя *имя_указателя; Где тип указателя - это тип значения, на адрес которого указывает данный указатель в памяти. Указатели нужны, чтобы оперировать с памятью компьютера напрямую и создавать более оптимизированный код. Для того, чтобы работать с указателями определены две операции: взятие адреса("&amp;"), а так же разыменование ("*"). Взятие адреса нудно для того, чтобы получить адрес переменной и присвоить этот адрес указателю. А разыменование - это операция, которая применяется к указателю (который </text:span><text:soft-page-break/><text:span text:style-name="T2">указывает на какой-то адресс), чтобы получить значение, которое храниться по этому адресу. Пример использования указателей:</text:span><text:line-break/><text:span text:style-name="T2">int a = 5; //объявили целочисленную переменную a</text:span></text:p>
      <text:p text:style-name="P1"><text:span text:style-name="T2">int *p = &amp;a; <text:s/>//присвоили адрес переменной a указателю p</text:span></text:p>
      <text:p text:style-name="P1"><text:span text:style-name="T2">printf("%p", p); //вывели адрес переменной a (содержится в p)</text:span></text:p>
      <text:p text:style-name="P1"><text:span text:style-name="T2">printf("%d", *p); //вывели значение по адресу в p с помощью операции разыменования (5)</text:span></text:p>
      <text:p text:style-name="P1"><text:span text:style-name="T2">*p = 2; //присвоили по адресу, который хранится p, значение 2</text:span></text:p>
      <text:p text:style-name="P1"><text:span text:style-name="T2">printf("%d", a); //вывели значение переменной a (2)</text:span></text:p>
      <text:p text:style-name="P1"><text:span text:style-name="T2">Так же указатели могут быть константными (тогда после "*" указывается const). Это значит, что значение этого указателя нельзя будет поменять. Так же указатели могут указывать на константные значения (тогда до "*" указывается const). Это значит, что по адресу, на который указывает данный указатель нельзя будет присвоить никакое другое значение.</text:span></text:p>
      <text:p text:style-name="P1"><text:span text:style-name="T2">Так же с помощью указателей можно передавать аргументы в функцию по ссылке.</text:span></text:p>
      <text:p text:style-name="P1"><text:span text:style-name="T2">Пример:</text:span></text:p>
      <text:p text:style-name="P1"><text:span text:style-name="T2">int pow_two(int power, int *answer) </text:span></text:p>
      <text:p text:style-name="P1"><text:span text:style-name="T2">{</text:span></text:p>
      <text:p text:style-name="P1"><text:span text:style-name="T2">if (value &lt; 0)</text:span></text:p>
      <text:p text:style-name="P1"><text:span text:style-name="T2">return 1;</text:span></text:p>
      <text:p text:style-name="P1"><text:span text:style-name="T2">int value = 1;</text:span></text:p>
      <text:p text:style-name="P1"><text:span text:style-name="T2">for (int i = 0; i &lt; power; ++i)</text:span></text:p>
      <text:p text:style-name="P1"><text:span text:style-name="T2">value *= 2;</text:span></text:p>
      <text:p text:style-name="P1"><text:span text:style-name="T2">*answer = value;</text:span></text:p>
      <text:p text:style-name="P1"><text:span text:style-name="T2">return 0;</text:span></text:p>
      <text:p text:style-name="P1"><text:span text:style-name="T2">}</text:span></text:p>
      <text:p text:style-name="P1"><text:span text:style-name="T2">Пример вызова:</text:span></text:p>
      <text:p text:style-name="P1"><text:span text:style-name="T2">int four = 0, power;</text:span></text:p>
      <text:p text:style-name="P1"><text:span text:style-name="T2">scanf("%d", power);</text:span></text:p>
      <text:p text:style-name="P1"><text:span text:style-name="T2">if (pow_two(power, &amp;four))</text:span></text:p>
      <text:p text:style-name="P1"><text:span text:style-name="T2">{</text:span></text:p>
      <text:p text:style-name="P1"><text:span text:style-name="T2">printf("Error! Power must be not negative!");</text:span></text:p>
      <text:p text:style-name="P1"><text:span text:style-name="T2">return 1;</text:span></text:p>
      <text:p text:style-name="P1"><text:span text:style-name="T2">}</text:span></text:p>
      <text:p text:style-name="P1"><text:span text:style-name="T2">В данном случае функция возвращает код 1, если произошла ошибка (значение степени меньше 0), либо 0, в случае успешной работы, при этом присваивая переменной four, передаваемой при вызове по ссылке значение, равное двойке в степени power, переданваемой при вызове по значению.</text:span></text:p>
      <text:p text:style-name="Standard"><text:span text:style-name="T5">22. Адресная арифметика</text:span></text:p>
      <text:p text:style-name="Standard"><text:span text:style-name="T6">Указатель - это переменная, которая хранит в себе адрес какого либо объекта. У указателей, как и у переменных, тоже есть типы. (char *p = &amp;ch; будет хранить указатель на чаровский символ). Для работы с указателями есть два специальных оператора: * - разыменование (оператор получение данных по адресу) &amp; - амперсанд (оператор получения адреса переменной) С помощью указателей мы можем напрямую работать с содержимым, которое находится в ячейке на которую “ссылается” указатель. Например, возьмем массив: int mass[4] = {1, 2, 3, 4}; так как имя массива (mass) само по себе распадается на указатель mass[2] = *(mass + 2) на первый элемент массива, мы можем совершать некоторые манипуляции с перемещением этого указателя. Сложение/вычитание чисел с указателями имеет следующий смысл: mass + 2 === mass + sizeof(int) * 2; мы сдвинули наш указатель (на первый элемент массива) на два (int + int) элемента вправо, получив указатель на третий элемент массива. Еще одна занимательная особенность указателей - мы можем инициализировать не только указатель на какой то конкретный объект, но и инициализировать указатель на указатель, так как указатель ведь тоже занимает какое то место в памяти. int d = 3; int *p = &amp;d; int **pp = &amp;p; здесь pp </text:span><text:soft-page-break/><text:span text:style-name="T6">указывает на адрес где расположен указатель p. Что бы получить нашу d мы можем просто дважды разыменовать наш pp. Printf(“%d”, **pp); === 3 Двойные указатели используются при работе с многомерными массивами: int mass[2][2] = {0, 1, 0, 5}; для того что бы достать mass[1][1] можно использовать выражение *(*(mass + 1) + 1) === 5</text:span></text:p>
      <text:p text:style-name="P6"/>
      <text:p text:style-name="P1"><text:span text:style-name="T1">23. Многомерный статический массив</text:span></text:p>
      <text:p text:style-name="P1"><text:span text:style-name="T2">В Си нет такого специального типа, как многомерный массив. На самом деле все многомерные массивы представляются в памяти как одномерный массив. Например, двумерный массив arr 3 на 2 (2 столбца и 3 строки), представляется в памяти как одномерный массив, состоящий из 3 подряд идущих массива по 2 элементов. (arr[0][0], arr[0][1], arr[1][0], arr[1][1], arr[2][0], arr[2][1]) С большими размерностями аналогично (их кол-во не ограничено). Массивы имеют ряд особенностей, а именно: во-первых, для задания размерностей многомерного статического массива, как и в одномерном, нельзя использовать переменные (константные в том числе), так как размерность должна быть известна на этапе компиляции, а значения переменных создается во время выполнения программы, ну и во-вторых, так как это статический многомерный массив, то его размерности не могут быть изменены во время выполнения программы. Для задания многомерного массива каждая из его размерностей записывается в отдельных квадратных скобках int arr_1[2][2]; // матрица 2 на 2 int arr_2[3][3][3]; //3-х мерный массив размера 3 на 3 на 3. Размер элемента многомерного массива равен сумме размеров всех его измерений, за исключением первого. То есть, если будет 3-х мерный массив int arr[2][3][4]; То размер элемента такого массива будет sizeof(arr[0]) будет равен sizeof(int[3][4]) и равен 48 байтам (3 * 4 * 4(байто в int)). Имя массива (дупустим целочисленного) распадается на указатель на int со всеми размерностями за исключением первой. То есть указатель на элемент массива 3-х мерного массива arr будет выглядеть как int (*p)[3][4] = arr, Указатель на элемент arr[i] : int (*p)[4] = arr[i]; При адресной арифметике адреса элементов многомерного массива отличаются на размерность измерений, идущих после размерности измерения тех слоев, адреса которых мы хотим сравнить. То есть элементы arr[0] и arr[1], того же самого массива arr, в памяти будут отличаться на 3(вторая размерность) * 4(третья размерность) * 4(байт в int) = 48 байт. Многомерные массивы, так же, как и одномерные можно инициализировать с помощью списка инициализации, только отличие теперь в том, что несмотря на то, что в памяти многомерный массив хранится как одномерный. Списков инициализации должно быть несколько.</text:span></text:p>
      <text:p text:style-name="P1"><text:span text:style-name="T2">int arr_1[2][2] = {{1,2}, {3,4}};</text:span></text:p>
      <text:p text:style-name="P1"><text:span text:style-name="T2">int <text:s/>arr_2[][2] = {{1, 2}, {3, 4}, {5, 6}}; //можно не указывать значение только первой размерности</text:span></text:p>
      <text:p text:style-name="P1"><text:span text:style-name="T2">Доступ к элементам многомерного массива (например int arr[3][5];), помимо операций индексации (arr[i][j]) осуществляется с помощью адресной арфиметики *(*(arr + i) + j), причем делать это можно различными вариантами, например *(&amp;arr[0][0] + i * 3 + j). </text:span></text:p>
      <text:p text:style-name="Standard"><text:span text:style-name="T5">24. Многомерный массив, особенности использования.</text:span><text:span text:style-name="T6"> </text:span></text:p>
      <text:p text:style-name="Standard"><text:span text:style-name="T6">Так как в Си массивы (и матрицы) хранятся как беспрерывная последовательность ячеек памяти, любую статическую матрицу можно рассматривать как одномерный массив. mass[3][3] = { 0, 1, 2, 0, 1, 2, 0, 1, 2}</text:span></text:p>
      <text:p text:style-name="Standard"><text:span text:style-name="T6">Мы можем использовать sizeof для того, что бы определить общее количество элементов в матрице (sizeof(mass) / sizeof(mass[0][0])), количество строк (sizeof(mass)/sizeof(mass[0]) и количество столбцов (sizeof(mass[0])/ sizeof(mass[0][0]). С помощью указателей мы можем достаточно удобно перемещаться по самой матрице. В случае, если же нам нужно пройтись по всем элементам матрицы, </text:span><text:soft-page-break/><text:span text:style-name="T6">можно использовать вот такой метод: int mass[k][m]; for (int *p = &amp;mass[0][0]; p &lt;= &amp;mass[k-1][m-1]; p++) // здесь мы двигаем указатель прямо {</text:span></text:p>
      <text:p text:style-name="Standard"><text:span text:style-name="T6">*p = 0; // произойдет обнуление всей матрицы }</text:span></text:p>
      <text:p text:style-name="Standard"><text:span text:style-name="T6">Для обработки строки нужно ограничить движение указателя только о этой строке: for (int *p = mass[i]; p &lt; mass[i] + m; p++) ... // двигаем указатель по i'той строке Для обработки столбца (i го столбца) for (int *p = mass[0][i]; p &lt;= mass[k - 1][i]; p += m) … // двигаем указатель через m количество ячеек.</text:span></text:p>
      <text:p text:style-name="Standard"><text:span text:style-name="T6">(тут приводят другой способ обработки столбцов, выглядит он как то пососно, поэтому сверху я написала свой способ) их способ: int (*q) [m]; for (q = a; q &lt; a + k; q++) { (*q)[j] = 0; // какой то столбец j } Передача матрицы в функцию: три способа void func(int mass[n][m], int n, int m); void func(int mass[][m], int n, int m); void func(int (*mass)[m], int n, int m); // многомерный массив это одномерный массив, а его элементы - массивы меньшей размерности (а они подаются через указатель). Const в матрицах Так как мы передаем массив/матрицу по указателю, мы автоматически можем менять значения в массивах внутри функций. Если же нам требуется только считать массив и избежать случайного изменения, мы можем проставить консты. int (*const matrix)[MAX_COLS] - константный указатель на матрицу (мы не сможем сдвинуть сам указатель на первый элемент) const int (*const matrix)[MAX_COLS] - константный указатель на константную матрицу.</text:span></text:p>
      <text:p text:style-name="P6"/>
      <text:p text:style-name="P1"><text:span text:style-name="T1">25. Строка.</text:span></text:p>
      <text:p text:style-name="P1"><text:span text:style-name="T2">Строка - это последовательность символов, завершающаяся нулевым символом ('\0'). В языке Си символ представляется типом char. Поэтому строка - это массив char-ов, завершающийся нулевым символом. Без нулевого символа строка - это не строка, а просто массив типа char.. char str[21]; //создание строки на 20 символов (21 под нулевой символ). Поскольку строка - это массив, то это значит, что для нее можно использовать операцию индексации: str[0] = 'A'; - присвоение первому элементу строки символа 'A'. Строки можно инициализировать как одномерный массив через список инициализации: char str[] = {'S', 't', 'r', 'i', 'n', 'g', '\0'}; Но так почти никогда не делают. Чаще всего строки инициализируют строковым литералом (строковый литерал - это символы, заключенные в двойные кавычки). Например: char str[] = "String"; При это в конец автоматически добавиться нулевой символ, хоть в строковом литерале он не указан явным образом (но он там есть). Когда компилятор встречает строковый литерал, то он выделяет под него место в памяти на 1 больше, чем там есть символов (из-за завершающего нулевого символа), предназначенным только для чтения. Исходя из этого можно сделать вывод, что, если сделать указатель на строковый литерал, и попытаться изменить какой-нибудь элемент этого строкового литерала, то это не приведет ни к чему хорошему. В стандарте попытка изменения строкового литерала вызывает неопределенное поведение. Ввод строк необходимо осуществлять с помощью функции стандартной библиотеки fgets(char *s, int size, FILE *stream) (scanf(не сохраняет пробельные символы) и gets(сохраняет пробельные символы) - небезопасны, так как могут вызвать переполнение буфера). Введенная строка всегда заканчивается нулевым символом. Пример: char str[20]; fgets(str, 20, stdin); Функция fgets сохраняет пробельные символы. Так же строку можно вводить посимвольно с помощью функции getchar(). Она может быть полезна при реализации собственного считывания строк. Пример:</text:span><text:line-break/><text:span text:style-name="T2">int my_scan(char *str, int len)</text:span></text:p>
      <text:p text:style-name="P1"><text:span text:style-name="T2">{</text:span></text:p>
      <text:p text:style-name="P1"><text:span text:style-name="T2"><text:s text:c="4"/>char ch = getchar();</text:span></text:p>
      <text:p text:style-name="P1"><text:span text:style-name="T2"><text:s text:c="4"/>int pos = 0;</text:span></text:p>
      <text:p text:style-name="P1"><text:span text:style-name="T2"><text:s text:c="4"/>while (ch != '\n' &amp;&amp; ch != EOF &amp;&amp; pos &lt; len - 1)</text:span></text:p>
      <text:p text:style-name="P1"><text:span text:style-name="T2"><text:s text:c="4"/>{</text:span></text:p>
      <text:p text:style-name="P1"><text:soft-page-break/><text:span text:style-name="T2"><text:s text:c="8"/>str[pos] = ch;</text:span></text:p>
      <text:p text:style-name="P1"><text:span text:style-name="T2"><text:s text:c="8"/>pos++;</text:span></text:p>
      <text:p text:style-name="P1"><text:span text:style-name="T2"><text:s text:c="8"/>ch = getchar();</text:span></text:p>
      <text:p text:style-name="P1"><text:span text:style-name="T2"><text:s text:c="4"/>}</text:span></text:p>
      <text:p text:style-name="P1"><text:span text:style-name="T2"><text:s text:c="4"/>str[len - 1] = '\0';</text:span></text:p>
      <text:p text:style-name="P1"><text:span text:style-name="T2"><text:s text:c="4"/>return pos; </text:span></text:p>
      <text:p text:style-name="P1"><text:span text:style-name="T2">}</text:span></text:p>
      <text:p text:style-name="P1"><text:span text:style-name="T2">вызов:</text:span></text:p>
      <text:p text:style-name="P1"><text:span text:style-name="T2">str[5];</text:span></text:p>
      <text:p text:style-name="P1"><text:span text:style-name="T2">my_scan(str, 5);</text:span></text:p>
      <text:p text:style-name="P1"><text:span text:style-name="T2">Для вывода строк используется спецификатор %s для форматной строки. Пример:</text:span><text:line-break/><text:span text:style-name="T2">char str[] = "my str";</text:span></text:p>
      <text:p text:style-name="P1"><text:span text:style-name="T2">printf("%s", str);</text:span></text:p>
      <text:p text:style-name="P1"><text:span text:style-name="T1">26. Строка. Функция обработки строк.</text:span></text:p>
      <text:p text:style-name="P1"><text:span text:style-name="T2">Строка - это последовательность символов, завершающаяся нулевым символом ('\0'). В языке Си символ представляется типом char. Поэтому строка - это массив char-ов, завершающийся нулевым символом. Без нулевого символа строка - это не строка, а просто массив типа char.. char str[21]; //создание строки на 20 символов (21 под нулевой символ).</text:span></text:p>
      <text:p text:style-name="P1"><text:span text:style-name="T2">Ввод строк необходимо осуществлять с помощью функции стандартной библиотеки fgets(char *s, int size, FILE *stream) (scanf(не созраняет пробельные символы) и gets(сохраняет пробельные символы) - небезопасны, так как могут вызвать переполнение буфера). Введеная строка всегда заканчивается нулевым символом. Пример: char str[20]; fgets(str, 20, stdin); Функция fgets сохраняет пробельные символы. Так же строку можно вводить посимвольно с помощью функции getchar(). Она может быть полезна при реализации собственного считывания строк. Пример:</text:span><text:line-break/><text:span text:style-name="T2">int my_scan(char *str, int len)</text:span></text:p>
      <text:p text:style-name="P1"><text:span text:style-name="T2">{</text:span></text:p>
      <text:p text:style-name="P1"><text:span text:style-name="T2"><text:s text:c="4"/>char ch = getchar();</text:span></text:p>
      <text:p text:style-name="P1"><text:span text:style-name="T2"><text:s text:c="4"/>int pos = 0;</text:span></text:p>
      <text:p text:style-name="P1"><text:span text:style-name="T2"><text:s text:c="4"/>while (ch != '\n' &amp;&amp; ch != EOF &amp;&amp; pos &lt; len - 1)</text:span></text:p>
      <text:p text:style-name="P1"><text:span text:style-name="T2"><text:s text:c="4"/>{</text:span></text:p>
      <text:p text:style-name="P1"><text:span text:style-name="T2"><text:s text:c="8"/>str[pos] = ch;</text:span></text:p>
      <text:p text:style-name="P1"><text:span text:style-name="T2"><text:s text:c="8"/>pos++;</text:span></text:p>
      <text:p text:style-name="P1"><text:span text:style-name="T2"><text:s text:c="8"/>ch = getchar();</text:span></text:p>
      <text:p text:style-name="P1"><text:span text:style-name="T2"><text:s text:c="4"/>}</text:span></text:p>
      <text:p text:style-name="P1"><text:span text:style-name="T2"><text:s text:c="4"/>str[len - 1] = '\0';</text:span></text:p>
      <text:p text:style-name="P1"><text:span text:style-name="T2"><text:s text:c="4"/>return pos; </text:span></text:p>
      <text:p text:style-name="P1"><text:span text:style-name="T2">}</text:span></text:p>
      <text:p text:style-name="P1"><text:span text:style-name="T2">вызов:</text:span></text:p>
      <text:p text:style-name="P1"><text:span text:style-name="T2">str[5];</text:span></text:p>
      <text:p text:style-name="P1"><text:span text:style-name="T2">my_scan(str, 5);</text:span></text:p>
      <text:p text:style-name="P1"><text:span text:style-name="T2">Так как в Языке Си нет операций для обработки строк, поэтому все операции были реализованы через функции в стандартном заголовке "string.h". Вот некоторые из них:</text:span><text:line-break/><text:span text:style-name="T2">1)strncpy(char *s1, char *s2, size_t n) - копирует символы из строки s2 в s1 до тех пор, пока не будет встречен нулевой символ в строке s2 или кол-во скопированных символов не станет равно n. Если же размер строки s2 больше или равен s1, то нулевой символ не будет скоопирован. (так же существует "небезопасный" аналог strcpy)</text:span></text:p>
      <text:p text:style-name="P1"><text:span text:style-name="T2">Пример использования:</text:span><text:line-break/><text:span text:style-name="T2">char *str = "String";</text:span></text:p>
      <text:p text:style-name="P1"><text:span text:style-name="T2">char s[20]; <text:s text:c="3"/></text:span></text:p>
      <text:p text:style-name="P1"><text:span text:style-name="T2">strncpy(s, str, 20); <text:s text:c="3"/></text:span></text:p>
      <text:p text:style-name="P1"><text:soft-page-break/><text:span text:style-name="T2">printf("%s", s);</text:span></text:p>
      <text:p text:style-name="P1"><text:span text:style-name="T2">2)strlen(char *str) - возвращает длину строки str (кол-во символом до первого встреченного нулевого символа)</text:span></text:p>
      <text:p text:style-name="P1"><text:span text:style-name="T2">3) strncat(char *s1, char *s2, size_t n) - <text:s/>реализует операцию сложения строк. Записывая в конец строки s1 строку s2 пока не встретит '\0' символ в строке s2, либо пока не будет записано n символов. Всегда добавляет нулевой символ в конце строки, если под него осталось место. (так же существует "небезопасный" аналог strcat)</text:span></text:p>
      <text:p text:style-name="P1"><text:span text:style-name="T2">4) strcmp (char *s1, char *s2), сравнивает строки в лексекографическом порядке. Возвращает значение &lt;0, если s1 меньше s2, 0 - если строки равны, &gt;0, если строка s1 больше строки s2. Такие возвращаемые значения обусловлены особеннстью реализации функции. </text:span></text:p>
      <text:p text:style-name="P1"><text:span text:style-name="T2">5) snprintf (char *dest, size_t n, FORMAT_STR) - это как printf, вывод тоже управляется строкой форматирования, только результат записывается в строку dest, и записывается не более, чем n символов (объявлена в stdio.h)</text:span></text:p>
      <text:p text:style-name="P1"><text:span text:style-name="T2">6) strchr(char *str, int symbol) - прверяет, входит ли symbol в строку str. Если входит, то возвращает указатель на место его первого вхождения. Если символ не был найден, то вернет NULL.</text:span></text:p>
      <text:p text:style-name="P1"><text:span text:style-name="T2">7) strtol(char *str, char **end, int base) - переводит строку str в целое число. base - основание системы счисления, а end - указатель на символ, на котором было остановлено считывание (помогает поймать ошибку).</text:span></text:p>
      <text:p text:style-name="P1"><text:span text:style-name="T1">27. Строки. Способы хранения слов, strtok.</text:span></text:p>
      <text:p text:style-name="P1"><text:span text:style-name="T2">Строка - это массив символов, оканчивающаяся нулевым символом ('\0'). Может случится так, что необходимо будет выделить из строки слова. Для этого в стандартной библиотеке string.h существует функция strtok(char *str, const char *separators), которая ищет слова в строке str(передается только при первом вызове, далее ожидается NULL), выделяя их по разделителям separators, возвращая в результате своей работы указатель на очередное слово в строке, либо NULL, если невозможно больше выделить слово. При этом, при выделении слов, в конец каждого из них данная функция вставляет нулевой символ, превращая исходную строку в "решето" Пример работы:</text:span></text:p>
      <text:p text:style-name="P1"><text:span text:style-name="T2">char str[] = "Hey, are you there?";</text:span></text:p>
      <text:p text:style-name="P1"><text:span text:style-name="T2">char sep[] = "\n ,?";</text:span></text:p>
      <text:p text:style-name="P1"><text:span text:style-name="T2">char *word = strtok(str, sep);</text:span></text:p>
      <text:p text:style-name="P1"><text:span text:style-name="T2">while (word)</text:span></text:p>
      <text:p text:style-name="P1"><text:span text:style-name="T2">{</text:span></text:p>
      <text:p text:style-name="P1"><text:span text:style-name="T2"><text:s text:c="4"/>printf("%s\n", word);</text:span></text:p>
      <text:p text:style-name="P1"><text:span text:style-name="T2"><text:s text:c="4"/>word = strtok(NULL, sep);</text:span></text:p>
      <text:p text:style-name="P1"><text:span text:style-name="T2">}</text:span></text:p>
      <text:p text:style-name="P1"><text:span text:style-name="T2">В качестве результата работы будут выведены слова: Hey are you there, каждое с новой строчки.</text:span></text:p>
      <text:p text:style-name="P1"><text:span text:style-name="T2">Так же может потребоваться хранить выделенные из строки слова для выполнения какой-то задачи. Так как строка - это массив, то самое самая очевидный способ хранения слов, который приходит на ум - это двумерный массив типа char. При этом второе измерение должно соответствовать максимально возможному длину слова. Пример: char words[][20] = {"First", "Secondddddd", "Third"}; Но недостаток такого способа заключается в том, что в пустую может использоваться большое кол-во памяти, так как, скорее всего, далеко не все слова будут максимальной длины. Чтобы решить эту проблему, можно использовать массив указателей. Тогда у нас уже не будет пустых ячеек в массиве, память, которое выделяется под каждое слово в таком массиве будет равна не длине максимально возможного слова, а размеру слова, которое находится в данной ячейке. Такой массив в зарубежной литературе еще называется "ragged array". Пример: char *words[] = {"First", "Secondddddd", "Third"};</text:span></text:p>
      <text:p text:style-name="P1"><text:span text:style-name="T1">28. Структуры</text:span></text:p>
      <text:p text:style-name="P1"><text:soft-page-break/><text:span text:style-name="T2">Структура - это несколько переменных, объектов, объединенных под одним именем, которое является новым типом. Они были созданы для того, чтобы легче оперировать сложными данными, взаимосвязанными между собой, и организовывать их. У любой структуры есть поля - это ее переменные, тег (имя, по которому можно создавать конкретную структуру, и которое идет после ключевого слова struct). Пример описания структуры:</text:span><text:line-break/><text:span text:style-name="T2">struct student</text:span></text:p>
      <text:p text:style-name="P1"><text:span text:style-name="T2">{</text:span></text:p>
      <text:p text:style-name="P1"><text:span text:style-name="T2">int age;</text:span></text:p>
      <text:p text:style-name="P1"><text:span text:style-name="T2">char name[20];</text:span></text:p>
      <text:p text:style-name="P1"><text:span text:style-name="T2">};</text:span></text:p>
      <text:p text:style-name="P1"><text:span text:style-name="T2">объявление структуры:</text:span></text:p>
      <text:p text:style-name="P1"><text:span text:style-name="T2">struct student some_student;</text:span></text:p>
      <text:p text:style-name="P1"><text:span text:style-name="T2">Для инициализации полей структуры можно использовать список инициаилизаторов. При этом каждое из инициализируемых полей выделяется запятой, при этом значения должны идти в том порядке, в котором они объявляются в самой структуре. Например для структуры выше:</text:span></text:p>
      <text:p text:style-name="P1"><text:span text:style-name="T2">struct student vasiliy = {18, "vasiliy"}; </text:span></text:p>
      <text:p text:style-name="P1"><text:span text:style-name="T2">struct student vasiliy = {.name = "vasiliy", .age = 18}; //так можно делать со стандарта C99</text:span></text:p>
      <text:p text:style-name="P1"><text:span text:style-name="T2">Доступ к полям структуры можно получить с помощью операции ".", либо "-&gt;" (для указателей на структуру). Например, для структуры доступ к полю age можно след образом:</text:span></text:p>
      <text:p text:style-name="P1"><text:span text:style-name="T2">vasiliy.age = 20; //vasiliy - переменная структурного типа</text:span></text:p>
      <text:p text:style-name="P1"><text:span text:style-name="T2">vasiliy-&gt;age = 20; //vasiliy - указатель на структуру</text:span></text:p>
      <text:p text:style-name="P1"><text:span text:style-name="T2">Переменные структурного типа можно присваивать друг другу.</text:span></text:p>
      <text:p text:style-name="P1"><text:span text:style-name="T2">Размер структуры может отличаться от суммы размеров переменных, хранящихся в ней. Это явление называется упаковкой. Упаковка используется многими компиляторами с целью увеличения скорости доступа к полям структуры. Чтобы отключить упаковку можно использовать директиву препроцессора pragma pack c параметрами push и 1(выравнивание), Таким образом размер структуры будет соответствовать размеру ее переменных. Чтобы вернуть <text:s/>выравнивание на прежнее значение нудно использовать параметр pop.</text:span></text:p>
      <text:p text:style-name="P6"/>
      <text:p text:style-name="P1"><text:span text:style-name="T1">29. Объединения. Перечисляемый тип.</text:span></text:p>
      <text:p text:style-name="P1"><text:span text:style-name="T2">Объединения - это тип данных, который по аналогии со структурой может иметь свои поля, но в отличие от нее размер объединения равен размеру максимально возможного поля, и все поля объединения разделяют одну эту область памяти, находясь по одному и тому же адресу. Пример объединения: </text:span></text:p>
      <text:p text:style-name="P1"><text:span text:style-name="T2">union</text:span></text:p>
      <text:p text:style-name="P1"><text:span text:style-name="T2">{</text:span></text:p>
      <text:p text:style-name="P1"><text:span text:style-name="T2">double a;</text:span></text:p>
      <text:p text:style-name="P1"><text:span text:style-name="T2">float b;</text:span></text:p>
      <text:p text:style-name="P1"><text:span text:style-name="T2">int c</text:span></text:p>
      <text:p text:style-name="P1"><text:span text:style-name="T2">} u_t;</text:span></text:p>
      <text:p text:style-name="P1"><text:span text:style-name="T2">В данном случае мы объявили объединение, размер которого будет равен sizeof(double) (самого большого типа). Из-за особенностей расположения в памяти изменение одного из полей объединения повлечет изменение ранее записанного туда значения (даже в другом поле). Во всем остальном, работа с объединениями аналогична работе со структурами. Зачем же понадобилось такое расположение данных в памяти? Это сделано для того, чтобы можно было объединять объекты, которые по-разному описываются, но при этом которых удобно хранить в одной абстракции, таким образом экономя место в памяти. Например, есть структура книги и журнала. Эти две структуры не похожи, для них используются разные поля. Допустим, нам необходимо производить над этими информационными </text:span><text:soft-page-break/><text:span text:style-name="T2">единицами какие-то действия. Тогда было бы удобно создать абстракцию, которая вмещала бы в себя как журнал, так и книгу. Но структура для этого не подходит. Слишком большое расходование памяти в пустую. Таким образом объединение было бы хорошим решением для данной задачи, так как лишней памяти тратилось бы по0минимаому, а в этой абстракции хранилась бы точно так же либо книга, либо журнал, в зависимости от того, что мы туда захотим положить. Во-вторых, для создания новых типов данных. Например, можно создать объединение, в поле которой была бы строка, либо число. Мы можем сделать массив этих объединений, таким образом получив массив в котором одновременно хранятся как строки, так и числа. Таким образом объединение - это структура, в которой пересмотрен подход к хранению данных. Бывают такие случаи, когда необходимо выделить именованные значения в определенном наборе целых чисел (коды ошибок, времена года, и т.п.). В этом нам может помочь перечисляемый тип (enum). В enum`е перечисляются идентификаторы, которые по умолчанию именуются по порядку от 0, с шагом 1. Значения, соответствующие каждому идентификатору можно изменить, если использовать оператор присваивания. Пример работы:</text:span></text:p>
      <text:p text:style-name="P1"><text:span text:style-name="T2">enum {OK, NOT_SUMMER} errors; //OK = 0, NOT_SUMMER = 1</text:span></text:p>
      <text:p text:style-name="P1"><text:span text:style-name="T2">enum {JUNE = 6, JULE, AUGUST} summer_month; //теперь June = 6, Jule = 7, ...</text:span></text:p>
      <text:p text:style-name="P1"><text:span text:style-name="T2"><text:s/></text:span></text:p>
      <text:p text:style-name="P1"><text:span text:style-name="T2">int main()</text:span></text:p>
      <text:p text:style-name="P1"><text:span text:style-name="T2">{</text:span></text:p>
      <text:p text:style-name="P1"><text:span text:style-name="T2"><text:s text:c="4"/>int month;</text:span></text:p>
      <text:p text:style-name="P1"><text:span text:style-name="T2"><text:s text:c="4"/>scanf("%d", &amp;month);</text:span></text:p>
      <text:p text:style-name="P1"><text:span text:style-name="T2"><text:s text:c="4"/>if (month &lt; JUNE || month &gt; AUGUST)</text:span></text:p>
      <text:p text:style-name="P1"><text:span text:style-name="T2"><text:s text:c="4"/>{</text:span></text:p>
      <text:p text:style-name="P1"><text:span text:style-name="T2"><text:s text:c="8"/>printf("Not summer month!");</text:span></text:p>
      <text:p text:style-name="P1"><text:span text:style-name="T2"><text:s text:c="8"/>return NOT_SUMMER;</text:span></text:p>
      <text:p text:style-name="P1"><text:span text:style-name="T2"><text:s text:c="4"/>}</text:span></text:p>
      <text:p text:style-name="P1"><text:span text:style-name="T2"><text:s text:c="4"/></text:span></text:p>
      <text:p text:style-name="P1"><text:span text:style-name="T2"><text:s text:c="4"/>printf("You enter summer month!");</text:span></text:p>
      <text:p text:style-name="P1"><text:span text:style-name="T2"><text:s text:c="4"/></text:span></text:p>
      <text:p text:style-name="P1"><text:span text:style-name="T2"><text:s text:c="4"/>return OK;</text:span></text:p>
      <text:p text:style-name="P1"><text:span text:style-name="T2">}</text:span></text:p>
      <text:p text:style-name="Standard"><text:span text:style-name="T5">30. Текстовые файлы. </text:span></text:p>
      <text:p text:style-name="Standard"><text:span text:style-name="T6">Файл - это именованная область данных на носителе информации. Характеристики файла: Имя файла, размер, тип, права доступа (read, wright) и т.д. Так же у файла есть дополнительные характеристики (атрибуты) - R(read-only) (файлы доступ которых разрешен только на чтение), S(system) - системный файл который обладает определенными данными, важными для OS, H(hidden) - скрытые файлы, их не видно в директории. Все имеют атрибуты msdos.sys, io.s, DRVSPASE.BIN. A(archive) - файл, готовый к архивированию. Для хранения файлов используются жесткие диски (файлы хранятся в кластерах). Что бы мы могли нормально взаимодействовать с файломи используется файловая система - это определенный порядок хранения и именования данных. Файлы бывают разных типов - текстовые и бинарные. Текстовые состоят из печатных символов(строка \n\0), бинарные(двоичные) - состоят из байтов. Специальные файлы -</text:span></text:p>
      <text:p text:style-name="Standard"><text:span text:style-name="T6">используются для ввода-вывода, файлы-каталоги - объединение файлов по каким либо объединяющим свойствам, также могут могут содержать системную информацию об этой группе. Команда для открытия файла - FILE *f = fopen(const char *filename, const char *mode); … fclose(FILE *f). Текстовые файлы переносимы, формат позволяет открывать и редактировать такие файлы практически на любой OS. Текстовые файлы читаются от начала до конца (последовательный доступ) из за чего для каких либо правой файл приходится перезаписывать. int fputs(const char *string, FILE *filestream); - записывает строку в поток, начинает запись с адреса </text:span><text:soft-page-break/><text:span text:style-name="T6">до нулевого символа. Возвращает либо неотрицательно число, либо EOF int fprintf(FILE *f, const chsr *format...); - переписывает данные в файл, управляется строкой форматирования. Возвращает колво записанных символов, либо EOF int fscanf(FILE *f, const char *format..,); - считывает данные из файла, управляется строкой форматирования, передает данные аргументам. Возвращает EOF в случае конца файла или ошибки, либо количество полученных значений. int fgets(char *s, int n, FILE *f); // fgets(str, sizeof(str), stdin)-считывает данные - завершает считывание если встретил ‘\n’, ‘\0’ (при str добавляет этот символ), или если прочи тано n символов. При str Возвращает либо указатель на str, либо NULL. void rewind(FILE *f); - пермещает каретку в начало файла, обнуляет ошибки. void perror(const char *massage) - записывает в stderr значение переменно errno преобразуя его в строку. Char* strerror(int errnum); возвращает указательно на строку с системным сообщение об ошибки errnum.</text:span></text:p>
      <text:p text:style-name="P6"/>
      <text:p text:style-name="P1"><text:span text:style-name="T1">31. Двоичные файлы.</text:span></text:p>
      <text:p text:style-name="P1"><text:span text:style-name="T2">Файл - это именованная область данных на каком-то носителе информации (диск, флешка и т.п.). Каждый файл обладает определенными свойствами: 1) Именем 2) Типом (обычный (текстовый/бинарный), специальные (обычно связаны с устройствами ввода/вывода), файлы-каталоги) 3) Датой создания, последнего редактирования и т.п. 4) Размером данных, хранящихся на нем 5) Правами доступа (описывают что можно делать с файлом). Если говорить о взаимодействии с файлами, то напрямую это сделать нельзя, так как они, например в компьютере, лежат на жестком диске в определенных секторах. Поэтому был придуман специальный интерфейс для взаимодействия с файлами для пользователей, именуемый файловой системой. Двоичный файл - это файл, который хранит произвольную последовательность байтов. Двоичный файл - это файл с произвольным доступом. То есть он хранит информацию в удобном для поиска и перемещения виде. Произвольный поиск и обращения являются возможными из-за того, что эти операции выполняются в области адресов данных, занимаемое этим файлом файлом на диске, и которое поделено на равные по размеру участки с одинаковой структурой. Если говорить про отличие двоичных файлов от текстовых, то в двоичных файлах информация хранится как в оперативной памяти; они имеют произвольный доступ к данным, а текстовые - последовательный; так же двоичные файлы имеют более сложную внутреннюю структуру, нежели текстовые. Двоичные файлы, так же как и текстовые можно открыть с помощью стандартной функции fopen(), в качестве типа открытия используются все те же типы, что и для текстовых файлов, только с добавлением 'b' : "rb", "wb", "ab". После того, как двоичный файл был открыт и больше не нужен, его так же необходимо закрыть с помощью fclose, чтобы освободить ресурсы. Пример: </text:span></text:p>
      <text:p text:style-name="P1"><text:span text:style-name="T2">FILE *f = fopen("test.bin", "rb");</text:span></text:p>
      <text:p text:style-name="P1"><text:span text:style-name="T2">//code</text:span></text:p>
      <text:p text:style-name="P1"><text:span text:style-name="T2">fclose(f);</text:span></text:p>
      <text:p text:style-name="P1"><text:span text:style-name="T2">Для того, чтобы записать данные в файл используется fwrite(const void *ptr, size_t size_type, size_t <text:s/>amount, FILE *stream); Она записывает amount данных из буфера ptr размер типа которого size_type в двоичный файл stream, возвращает кол-во записанных данных. <text:s/>Для чтения используется fread с аналогичной сигнатурой: fread(const void *ptr, size_t size_type, size_t <text:s/>amount, FILE *stream), только теперь уже в буфер ptr считывается amount данных из файла, каждое из которых размером size_type байт. В обеих из этих функций вместо буфера ptr можно использовать адрес переменной. fread возвращает кол-во считанных значений. Если оно не равно ожидаемому, то либо произошла ошибка, либо был достигнут конец файла. Чтобы перемещаться по двоичному файлу можно использовать fseek(FILE *f, long int offset, int mode); Данная функция смещается по файлу на offset позиций от определенного места, в зависимсоти от режима смещения mode: SEEK_SET - от начала файла, SEEK_END - от конца файла, SEEK_CUR - от текущего положения в </text:span><text:soft-page-break/><text:span text:style-name="T2">файле. С помощью функции ftell(FILE *stream) можно узнать смещение в байтах относительно начала файла. Обработка ошибочных ситуаций (выяснить произошла ли ошибка при чтении файла или мы дошли до его конца) можно с помощью функций feof(FILE* stream), которая возвращает не нулевое значение, если мы дошли до конца файла (при этом, если мы прочитаем все данные из файла но не сделаем последнее ошибочное чтение, feof вернет 0), либо с помощью ferror(FILE *stram), которая возвращает ненулевое значение, если происходит ошибка, связанная с потоком stream. Для уточнения ошибки можно использовать perror()</text:span></text:p>
      <text:p text:style-name="P1"><text:span text:style-name="T1">32. Идет нахуй (надеюсь не мы).</text:span></text:p>
      <text:p text:style-name="P1"><text:span text:style-name="T1">33. Этап получения исполняемого файла.</text:span></text:p>
      <text:p text:style-name="P1"><text:span text:style-name="T2">Получение исполняемого файла происходит в 4 этапа (препроцессирование, асемблирование, трансляция в машинный код, компановка) Допустим, у нас есть исходный код программы в файле main.c. На этапе препроцессирования c помощью препроцессора удаляются все комментарии, происходит подстановка define`ов, вставка кода из include`ов. Файл, который получается в результате данного этапа называется единицей трансляции и имеет расширение ".i". Данные этап можно выполнить благодаря компилятору gcc с ключом -E: gcc -E -o main.i main.c. Второй этап, асемблирование, - это этап, на котором файл единицы трансляции переводится в файл на языке асемблера(низкоуровневый машинно-ориентированный язык программирования), файл с расширение ".s", с помощью транслятора. Этот этап можно выполнить с помощью компилятора gcc и ключа -S после первого этапа: gcc -S main.i -o main.s. На третьем этапе с помощью транслятора ассемблера ассемблерный код переводится в машинный код, На выходе этого этапа получается двоичный файл, именуемый объектным (расширение ".o"). В этом файле помимо машинного кода содержатся метаданные, которые образованы двумя таблицами - таблицей символов и релокации. Чтобы выполнить этот этап с помощью транслятора ассемблера, необходимо выполнить след. команду (после второго этапа): <text:s/>as main.s -o main.o. Или же можно пропустить(выполнить автоматически) первый и второй этапы, получив из файла ".c" файл ".o" путем вызова gcc с ключем -c: gcc -c main.c. И заключительный этап компилясии - компановка. На данном этапе происходит объединение нескольких объектных файлов в один исполняемый (расширение ".exe"), добавление специального кода для подготовки вызова исполняемого файла, а так же связывание функций, которые требуются одному объектному файлу, но находятся в другом. Данный этап можно выполнить после 3-го этапа с помощью компилятора gcc: gcc -o main.exe main.o, либо пропустить все это шаги (сделать автоматически) и получить сразу исполняемый файл из ".c": gcc -o main.exe main.c. Ключи компилятора: -std=c99 - задает стандарт, -o задает имя выходного файла, -Werror вынуждает компилятор интерпретировать все предупреждения как ошибки, -Wall - показывать все предупреждения, с которыми столкнулся компилятор во время компиляции программы. -O[level] - уровень опитизации, -g[level] - уровень отладочной информации.</text:span></text:p>
      <text:p text:style-name="P1"><text:span text:style-name="T5">34. Многофайловый проект</text:span></text:p>
      <text:p text:style-name="P1"><text:span text:style-name="T6"><text:s/>С помощью многофайловых проектов упрощается ориентировка в коде, избегается лишняя перекомпиляция уже работающих кусков программы, улучшается структура и оптимизация. Заголовочные файлы (разрешение .h) используются для компиляции отдельных файлов (от main), в них находятся заголовки функций. .h файл подключается и к самому компилируемому отдельному файлу, и к тем файлам, где он используется. Примерная структура include guard: #ifendef _FILENAME_ </text:span></text:p>
      <text:p text:style-name="P1"><text:span text:style-name="T6">#define _FILENAME_ </text:span></text:p>
      <text:p text:style-name="P1"><text:span text:style-name="T6">int func(...) </text:span></text:p>
      <text:p text:style-name="P1"><text:span text:style-name="T6">#endif</text:span></text:p>
      <text:p text:style-name="P6"/>
      <text:p text:style-name="P8"/>
      <text:p text:style-name="P8"><text:soft-page-break/></text:p>
      <text:p text:style-name="P8"/>
      <text:p text:style-name="P1"><text:span text:style-name="T7"><text:s/></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9T18:44:58.891652000</meta:creation-date>
    <dc:date>2022-06-12T22:46:40.249129130</dc:date>
    <meta:initial-creator>Коняев Евгений</meta:initial-creator>
    <meta:generator>LibreOffice/7.3.2.2$Linux_X86_64 LibreOffice_project/30$Build-2</meta:generator>
    <meta:editing-duration>PT3M52S</meta:editing-duration>
    <meta:editing-cycles>1</meta:editing-cycles>
    <meta:document-statistic meta:table-count="0" meta:image-count="0" meta:object-count="0" meta:page-count="24" meta:paragraph-count="349" meta:word-count="10845" meta:character-count="73145" meta:non-whitespace-character-count="62429"/>
    <meta:user-defined meta:name="AppVersion">16.0000</meta:user-defined>
    <meta:template xlink:type="simple" xlink:actuate="onRequest" xlink:title="Normal.dotm" xlink:href=""/>
  </office:meta>
</office:document-meta>
</file>